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system" style:font-pitch="variable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fo:color="#000000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TableColumn29" style:family="table-column">
      <style:table-column-properties style:column-width="3.0187in" style:use-optimal-column-width="false"/>
    </style:style>
    <style:style style:name="TableColumn30" style:family="table-column">
      <style:table-column-properties style:column-width="1.8118in" style:use-optimal-column-width="false"/>
    </style:style>
    <style:style style:name="TableColumn31" style:family="table-column">
      <style:table-column-properties style:column-width="2.0125in" style:use-optimal-column-width="false"/>
    </style:style>
    <style:style style:name="Table28" style:family="table">
      <style:table-properties style:width="6.843in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4" style:parent-style-name="Основнойшрифтабзаца" style:family="text">
      <style:text-properties fo:color="#000000" style:font-size-complex="14pt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fo:text-indent="0in"/>
      <style:text-properties fo:color="#000000"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39" style:parent-style-name="Основнойшрифтабзаца" style:family="text">
      <style:text-properties fo:color="#000000" style:font-size-complex="14pt"/>
    </style:style>
    <style:style style:name="T40" style:parent-style-name="Основнойшрифтабзаца" style:family="text">
      <style:text-properties fo:color="#000000" style:font-size-complex="14pt" fo:language="en" fo:country="US"/>
    </style:style>
    <style:style style:name="T41" style:parent-style-name="Основнойшрифтабзаца" style:family="text">
      <style:text-properties fo:color="#000000" style:font-size-complex="14pt"/>
    </style:style>
    <style:style style:name="T42" style:parent-style-name="Основнойшрифтабзаца" style:family="text">
      <style:text-properties fo:color="#000000" style:font-size-complex="14pt" fo:language="en" fo:country="US"/>
    </style:style>
    <style:style style:name="TableRow43" style:family="table-row">
      <style:table-row-properties style:min-row-height="0.4263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text-properties fo:color="#000000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indent="0in"/>
      <style:text-properties fo:color="#000000"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fo:color="#000000" style:font-size-complex="14pt"/>
    </style:style>
    <style:style style:name="P50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4" style:parent-style-name="Заголовок2" style:family="paragraph">
      <style:paragraph-properties fo:break-before="page"/>
      <style:text-properties fo:color="#000000"/>
    </style:style>
    <style:style style:name="P55" style:parent-style-name="Textbody" style:family="paragraph">
      <style:paragraph-properties fo:text-align="start" fo:text-indent="0in"/>
      <style:text-properties fo:color="#000000"/>
    </style:style>
    <style:style style:name="P56" style:parent-style-name="Textbody" style:family="paragraph">
      <style:paragraph-properties fo:text-align="center"/>
      <style:text-properties fo:color="#000000"/>
    </style:style>
    <style:style style:name="P57" style:parent-style-name="Заголовок2" style:family="paragraph">
      <style:text-properties fo:color="#000000"/>
    </style:style>
    <style:style style:name="P58" style:parent-style-name="Standard" style:family="paragraph">
      <style:text-properties fo:color="#000000" style:language-asian="ru" style:country-asian="RU" style:language-complex="ar" style:country-complex="SA"/>
    </style:style>
    <style:style style:name="P59" style:parent-style-name="Standard" style:family="paragraph">
      <style:text-properties fo:color="#000000" style:language-asian="ru" style:country-asian="RU" style:language-complex="ar" style:country-complex="SA"/>
    </style:style>
    <style:style style:name="P60" style:parent-style-name="Standard" style:family="paragraph">
      <style:text-properties fo:color="#000000" style:language-asian="ru" style:country-asian="RU" style:language-complex="ar" style:country-complex="SA"/>
    </style:style>
    <style:style style:name="P61" style:parent-style-name="Standard" style:family="paragraph">
      <style:text-properties fo:color="#000000" style:language-asian="ru" style:country-asian="RU" style:language-complex="ar" style:country-complex="SA"/>
    </style:style>
    <style:style style:name="P62" style:parent-style-name="Standard" style:family="paragraph">
      <style:text-properties fo:color="#000000" style:language-asian="ru" style:country-asian="RU" style:language-complex="ar" style:country-complex="SA"/>
    </style:style>
    <style:style style:name="P63" style:parent-style-name="Standard" style:family="paragraph">
      <style:text-properties fo:color="#000000" style:language-asian="ru" style:country-asian="RU" style:language-complex="ar" style:country-complex="SA"/>
    </style:style>
    <style:style style:name="P64" style:parent-style-name="Standard" style:family="paragraph">
      <style:text-properties fo:color="#000000" style:language-asian="ru" style:country-asian="RU" style:language-complex="ar" style:country-complex="SA"/>
    </style:style>
    <style:style style:name="P65" style:parent-style-name="Standard" style:family="paragraph">
      <style:text-properties fo:color="#000000" style:language-asian="ru" style:country-asian="RU" style:language-complex="ar" style:country-complex="SA"/>
    </style:style>
    <style:style style:name="P66" style:parent-style-name="Standard" style:family="paragraph">
      <style:text-properties fo:color="#000000" style:language-asian="ru" style:country-asian="RU" style:language-complex="ar" style:country-complex="SA"/>
    </style:style>
    <style:style style:name="P67" style:parent-style-name="Standard" style:family="paragraph">
      <style:text-properties fo:color="#000000" style:language-asian="ru" style:country-asian="RU" style:language-complex="ar" style:country-complex="SA"/>
    </style:style>
    <style:style style:name="P68" style:parent-style-name="Standard" style:family="paragraph">
      <style:text-properties fo:color="#000000" style:language-asian="ru" style:country-asian="RU" style:language-complex="ar" style:country-complex="SA"/>
    </style:style>
    <style:style style:name="T69" style:parent-style-name="Основнойшрифтабзаца" style:family="text">
      <style:text-properties fo:color="#000000"/>
    </style:style>
    <style:style style:name="T70" style:parent-style-name="Основнойшрифтабзаца" style:family="text">
      <style:text-properties fo:color="#000000"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P74" style:parent-style-name="Textbody" style:family="paragraph"/>
    <style:style style:name="T75" style:parent-style-name="Основнойшрифтабзаца" style:family="text">
      <style:text-properties fo:language="en" fo:country="US"/>
    </style:style>
    <style:style style:name="P76" style:parent-style-name="Textbody" style:family="paragraph"/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P79" style:parent-style-name="Textbody" style:family="paragraph">
      <style:text-properties fo:language="en" fo:country="US"/>
    </style:style>
    <style:style style:name="T80" style:parent-style-name="Основнойшрифтабзаца" style:family="text">
      <style:text-properties fo:font-weight="bold" style:font-weight-asian="bold" style:font-weight-complex="bold"/>
    </style:style>
    <style:style style:name="T8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82" style:parent-style-name="Textbody" style:family="paragraph"/>
    <style:style style:name="P83" style:parent-style-name="Textbody" style:family="paragraph"/>
    <style:style style:name="P84" style:parent-style-name="Textbody" style:family="paragraph"/>
    <style:style style:name="P85" style:parent-style-name="Textbody" style:family="paragraph"/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Textbody" style:family="paragraph"/>
    <style:style style:name="P90" style:parent-style-name="Textbody" style:family="paragraph"/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font-weight="bold" style:font-weight-asian="bold" style:font-weight-complex="bold"/>
    </style:style>
    <style:style style:name="T9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94" style:parent-style-name="Textbody" style:family="paragraph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language="en" fo:country="US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P103" style:parent-style-name="Textbody" style:family="paragraph">
      <style:text-properties fo:color="#000000"/>
    </style:style>
    <style:style style:name="T104" style:parent-style-name="Основнойшрифтабзаца" style:family="text">
      <style:text-properties fo:font-weight="bold" style:font-weight-asian="bold" style:font-weight-complex="bold" fo:color="#000000"/>
    </style:style>
    <style:style style:name="T105" style:parent-style-name="Основнойшрифтабзаца" style:family="text">
      <style:text-properties fo:font-weight="bold" style:font-weight-asian="bold" style:font-weight-complex="bold" fo:color="#000000" fo:language="en" fo:country="US"/>
    </style:style>
    <style:style style:name="P106" style:parent-style-name="Textbody" style:family="paragraph">
      <style:text-properties fo:color="#000000"/>
    </style:style>
    <style:style style:name="T107" style:parent-style-name="Основнойшрифтабзаца" style:family="text">
      <style:text-properties fo:color="#000000"/>
    </style:style>
    <style:style style:name="T108" style:parent-style-name="Основнойшрифтабзаца" style:family="text">
      <style:text-properties fo:color="#000000"/>
    </style:style>
    <style:style style:name="T109" style:parent-style-name="Основнойшрифтабзаца" style:family="text">
      <style:text-properties fo:color="#000000"/>
    </style:style>
    <style:style style:name="T110" style:parent-style-name="Основнойшрифтабзаца" style:family="text">
      <style:text-properties fo:color="#000000"/>
    </style:style>
    <style:style style:name="T111" style:parent-style-name="Основнойшрифтабзаца" style:family="text">
      <style:text-properties fo:color="#000000"/>
    </style:style>
    <style:style style:name="T112" style:parent-style-name="Основнойшрифтабзаца" style:family="text">
      <style:text-properties fo:color="#000000"/>
    </style:style>
    <style:style style:name="T113" style:parent-style-name="Основнойшрифтабзаца" style:family="text">
      <style:text-properties fo:color="#000000"/>
    </style:style>
    <style:style style:name="T114" style:parent-style-name="Основнойшрифтабзаца" style:family="text">
      <style:text-properties fo:color="#000000"/>
    </style:style>
    <style:style style:name="T115" style:parent-style-name="Основнойшрифтабзаца" style:family="text">
      <style:text-properties fo:color="#000000"/>
    </style:style>
    <style:style style:name="T116" style:parent-style-name="Основнойшрифтабзаца" style:family="text">
      <style:text-properties fo:color="#000000"/>
    </style:style>
    <style:style style:name="T117" style:parent-style-name="Основнойшрифтабзаца" style:family="text">
      <style:text-properties fo:color="#000000" fo:language="en" fo:country="US"/>
    </style:style>
    <style:style style:name="T118" style:parent-style-name="Основнойшрифтабзаца" style:family="text">
      <style:text-properties fo:color="#000000"/>
    </style:style>
    <style:style style:name="T119" style:parent-style-name="Основнойшрифтабзаца" style:family="text">
      <style:text-properties fo:color="#000000" fo:language="en" fo:country="US"/>
    </style:style>
    <style:style style:name="T120" style:parent-style-name="Основнойшрифтабзаца" style:family="text">
      <style:text-properties fo:color="#000000"/>
    </style:style>
    <style:style style:name="T121" style:parent-style-name="Основнойшрифтабзаца" style:family="text">
      <style:text-properties fo:color="#000000" fo:language="en" fo:country="US"/>
    </style:style>
    <style:style style:name="T122" style:parent-style-name="Основнойшрифтабзаца" style:family="text">
      <style:text-properties fo:color="#000000"/>
    </style:style>
    <style:style style:name="T123" style:parent-style-name="Основнойшрифтабзаца" style:family="text">
      <style:text-properties fo:color="#000000" fo:language="en" fo:country="US"/>
    </style:style>
    <style:style style:name="T124" style:parent-style-name="Основнойшрифтабзаца" style:family="text">
      <style:text-properties fo:color="#000000"/>
    </style:style>
    <style:style style:name="T125" style:parent-style-name="Основнойшрифтабзаца" style:family="text">
      <style:text-properties fo:color="#000000" fo:language="en" fo:country="US"/>
    </style:style>
    <style:style style:name="T126" style:parent-style-name="Основнойшрифтабзаца" style:family="text">
      <style:text-properties fo:color="#000000"/>
    </style:style>
    <style:style style:name="T127" style:parent-style-name="Основнойшрифтабзаца" style:family="text">
      <style:text-properties fo:color="#000000"/>
    </style:style>
    <style:style style:name="T128" style:parent-style-name="Основнойшрифтабзаца" style:family="text">
      <style:text-properties fo:color="#000000"/>
    </style:style>
    <style:style style:name="T129" style:parent-style-name="Основнойшрифтабзаца" style:family="text">
      <style:text-properties fo:color="#000000"/>
    </style:style>
    <style:style style:name="T130" style:parent-style-name="Основнойшрифтабзаца" style:family="text">
      <style:text-properties fo:color="#000000" fo:language="en" fo:country="US"/>
    </style:style>
    <style:style style:name="T131" style:parent-style-name="Основнойшрифтабзаца" style:family="text">
      <style:text-properties fo:color="#000000"/>
    </style:style>
    <style:style style:name="T132" style:parent-style-name="Основнойшрифтабзаца" style:family="text">
      <style:text-properties fo:color="#000000" fo:language="en" fo:country="US"/>
    </style:style>
    <style:style style:name="T133" style:parent-style-name="Основнойшрифтабзаца" style:family="text">
      <style:text-properties fo:color="#000000"/>
    </style:style>
    <style:style style:name="T134" style:parent-style-name="Основнойшрифтабзаца" style:family="text">
      <style:text-properties fo:color="#000000"/>
    </style:style>
    <style:style style:name="T135" style:parent-style-name="Основнойшрифтабзаца" style:family="text">
      <style:text-properties fo:color="#000000"/>
    </style:style>
    <style:style style:name="T136" style:parent-style-name="Основнойшрифтабзаца" style:family="text">
      <style:text-properties fo:color="#000000"/>
    </style:style>
    <style:style style:name="T137" style:parent-style-name="Основнойшрифтабзаца" style:family="text">
      <style:text-properties fo:color="#000000"/>
    </style:style>
    <style:style style:name="T138" style:parent-style-name="Основнойшрифтабзаца" style:family="text">
      <style:text-properties fo:color="#000000"/>
    </style:style>
    <style:style style:name="T139" style:parent-style-name="Основнойшрифтабзаца" style:family="text">
      <style:text-properties fo:color="#000000" fo:language="en" fo:country="US"/>
    </style:style>
    <style:style style:name="T140" style:parent-style-name="Основнойшрифтабзаца" style:family="text">
      <style:text-properties fo:color="#000000"/>
    </style:style>
    <style:style style:name="T141" style:parent-style-name="Основнойшрифтабзаца" style:family="text">
      <style:text-properties fo:color="#000000"/>
    </style:style>
    <style:style style:name="T142" style:parent-style-name="Основнойшрифтабзаца" style:family="text">
      <style:text-properties fo:color="#000000"/>
    </style:style>
    <style:style style:name="T143" style:parent-style-name="Основнойшрифтабзаца" style:family="text">
      <style:text-properties fo:color="#000000"/>
    </style:style>
    <style:style style:name="T144" style:parent-style-name="Основнойшрифтабзаца" style:family="text">
      <style:text-properties fo:color="#000000"/>
    </style:style>
    <style:style style:name="T145" style:parent-style-name="Основнойшрифтабзаца" style:family="text">
      <style:text-properties fo:color="#000000" fo:language="en" fo:country="US"/>
    </style:style>
    <style:style style:name="T146" style:parent-style-name="Основнойшрифтабзаца" style:family="text">
      <style:text-properties fo:color="#000000"/>
    </style:style>
    <style:style style:name="T147" style:parent-style-name="Основнойшрифтабзаца" style:family="text">
      <style:text-properties fo:color="#000000"/>
    </style:style>
    <style:style style:name="T148" style:parent-style-name="Основнойшрифтабзаца" style:family="text">
      <style:text-properties fo:color="#000000"/>
    </style:style>
    <style:style style:name="T149" style:parent-style-name="Основнойшрифтабзаца" style:family="text">
      <style:text-properties fo:color="#000000" fo:language="en" fo:country="US"/>
    </style:style>
    <style:style style:name="T150" style:parent-style-name="Основнойшрифтабзаца" style:family="text">
      <style:text-properties fo:color="#000000"/>
    </style:style>
    <style:style style:name="P151" style:parent-style-name="Textbody" style:family="paragraph">
      <style:text-properties fo:color="#000000"/>
    </style:style>
    <style:style style:name="T152" style:parent-style-name="Основнойшрифтабзаца" style:family="text">
      <style:text-properties fo:color="#000000"/>
    </style:style>
    <style:style style:name="T153" style:parent-style-name="Основнойшрифтабзаца" style:family="text">
      <style:text-properties fo:color="#000000" fo:language="en" fo:country="US"/>
    </style:style>
    <style:style style:name="T154" style:parent-style-name="Основнойшрифтабзаца" style:family="text">
      <style:text-properties fo:color="#000000"/>
    </style:style>
    <style:style style:name="T155" style:parent-style-name="Основнойшрифтабзаца" style:family="text">
      <style:text-properties fo:color="#000000"/>
    </style:style>
    <style:style style:name="T156" style:parent-style-name="Основнойшрифтабзаца" style:family="text">
      <style:text-properties fo:color="#000000"/>
    </style:style>
    <style:style style:name="T157" style:parent-style-name="Основнойшрифтабзаца" style:family="text">
      <style:text-properties fo:color="#000000"/>
    </style:style>
    <style:style style:name="T158" style:parent-style-name="Основнойшрифтабзаца" style:family="text">
      <style:text-properties fo:color="#000000"/>
    </style:style>
    <style:style style:name="T159" style:parent-style-name="Основнойшрифтабзаца" style:family="text">
      <style:text-properties fo:color="#000000" fo:language="en" fo:country="US"/>
    </style:style>
    <style:style style:name="T160" style:parent-style-name="Основнойшрифтабзаца" style:family="text">
      <style:text-properties fo:color="#000000"/>
    </style:style>
    <style:style style:name="T161" style:parent-style-name="Основнойшрифтабзаца" style:family="text">
      <style:text-properties fo:color="#000000"/>
    </style:style>
    <style:style style:name="T162" style:parent-style-name="Основнойшрифтабзаца" style:family="text">
      <style:text-properties fo:color="#000000"/>
    </style:style>
    <style:style style:name="T163" style:parent-style-name="Основнойшрифтабзаца" style:family="text">
      <style:text-properties fo:color="#000000" fo:language="en" fo:country="US"/>
    </style:style>
    <style:style style:name="T164" style:parent-style-name="Основнойшрифтабзаца" style:family="text">
      <style:text-properties fo:color="#000000"/>
    </style:style>
    <style:style style:name="T165" style:parent-style-name="Основнойшрифтабзаца" style:family="text">
      <style:text-properties fo:color="#000000"/>
    </style:style>
    <style:style style:name="T166" style:parent-style-name="Основнойшрифтабзаца" style:family="text">
      <style:text-properties fo:color="#000000"/>
    </style:style>
    <style:style style:name="T167" style:parent-style-name="Основнойшрифтабзаца" style:family="text">
      <style:text-properties fo:color="#000000"/>
    </style:style>
    <style:style style:name="T168" style:parent-style-name="Основнойшрифтабзаца" style:family="text">
      <style:text-properties fo:color="#000000" fo:language="en" fo:country="US"/>
    </style:style>
    <style:style style:name="T169" style:parent-style-name="Основнойшрифтабзаца" style:family="text">
      <style:text-properties fo:color="#000000"/>
    </style:style>
    <style:style style:name="T170" style:parent-style-name="Основнойшрифтабзаца" style:family="text">
      <style:text-properties fo:color="#000000" fo:language="en" fo:country="US"/>
    </style:style>
    <style:style style:name="T171" style:parent-style-name="Основнойшрифтабзаца" style:family="text">
      <style:text-properties fo:color="#000000"/>
    </style:style>
    <style:style style:name="T172" style:parent-style-name="Основнойшрифтабзаца" style:family="text">
      <style:text-properties fo:color="#000000" fo:language="en" fo:country="US"/>
    </style:style>
    <style:style style:name="T173" style:parent-style-name="Основнойшрифтабзаца" style:family="text">
      <style:text-properties fo:color="#000000"/>
    </style:style>
    <style:style style:name="T174" style:parent-style-name="Основнойшрифтабзаца" style:family="text">
      <style:text-properties fo:color="#000000" fo:language="en" fo:country="US"/>
    </style:style>
    <style:style style:name="T175" style:parent-style-name="Основнойшрифтабзаца" style:family="text">
      <style:text-properties fo:color="#000000"/>
    </style:style>
    <style:style style:name="T176" style:parent-style-name="Основнойшрифтабзаца" style:family="text">
      <style:text-properties fo:color="#000000" fo:language="en" fo:country="US"/>
    </style:style>
    <style:style style:name="P177" style:parent-style-name="Textbody" style:family="paragraph">
      <style:text-properties fo:color="#000000" fo:language="en" fo:country="US"/>
    </style:style>
    <style:style style:name="P178" style:parent-style-name="Textbody" style:family="paragraph">
      <style:text-properties fo:font-weight="bold" style:font-weight-asian="bold" style:font-weight-complex="bold" fo:color="#000000"/>
    </style:style>
    <style:style style:name="T179" style:parent-style-name="Основнойшрифтабзаца" style:family="text">
      <style:text-properties fo:color="#000000"/>
    </style:style>
    <style:style style:name="T180" style:parent-style-name="Основнойшрифтабзаца" style:family="text">
      <style:text-properties fo:color="#000000"/>
    </style:style>
    <style:style style:name="T181" style:parent-style-name="Основнойшрифтабзаца" style:family="text">
      <style:text-properties fo:color="#000000"/>
    </style:style>
    <style:style style:name="T182" style:parent-style-name="Основнойшрифтабзаца" style:family="text">
      <style:text-properties fo:color="#000000"/>
    </style:style>
    <style:style style:name="T183" style:parent-style-name="Основнойшрифтабзаца" style:family="text">
      <style:text-properties fo:color="#000000"/>
    </style:style>
    <style:style style:name="T184" style:parent-style-name="Основнойшрифтабзаца" style:family="text">
      <style:text-properties fo:color="#000000"/>
    </style:style>
    <style:style style:name="T185" style:parent-style-name="Основнойшрифтабзаца" style:family="text">
      <style:text-properties fo:color="#000000" fo:language="en" fo:country="US"/>
    </style:style>
    <style:style style:name="T186" style:parent-style-name="Основнойшрифтабзаца" style:family="text">
      <style:text-properties fo:color="#000000"/>
    </style:style>
    <style:style style:name="T187" style:parent-style-name="Основнойшрифтабзаца" style:family="text">
      <style:text-properties fo:color="#000000" fo:language="en" fo:country="US"/>
    </style:style>
    <style:style style:name="T188" style:parent-style-name="Основнойшрифтабзаца" style:family="text">
      <style:text-properties fo:color="#000000"/>
    </style:style>
    <style:style style:name="T189" style:parent-style-name="Основнойшрифтабзаца" style:family="text">
      <style:text-properties fo:color="#000000"/>
    </style:style>
    <style:style style:name="T190" style:parent-style-name="Основнойшрифтабзаца" style:family="text">
      <style:text-properties fo:color="#000000" fo:language="en" fo:country="US"/>
    </style:style>
    <style:style style:name="T191" style:parent-style-name="Основнойшрифтабзаца" style:family="text">
      <style:text-properties fo:color="#000000"/>
    </style:style>
    <style:style style:name="T192" style:parent-style-name="Основнойшрифтабзаца" style:family="text">
      <style:text-properties fo:color="#000000"/>
    </style:style>
    <style:style style:name="T193" style:parent-style-name="Основнойшрифтабзаца" style:family="text">
      <style:text-properties fo:color="#000000"/>
    </style:style>
    <style:style style:name="T194" style:parent-style-name="Основнойшрифтабзаца" style:family="text">
      <style:text-properties fo:color="#000000"/>
    </style:style>
    <style:style style:name="T195" style:parent-style-name="Основнойшрифтабзаца" style:family="text">
      <style:text-properties fo:color="#000000"/>
    </style:style>
    <style:style style:name="P196" style:parent-style-name="Textbody" style:family="paragraph">
      <style:text-properties fo:color="#000000"/>
    </style:style>
    <style:style style:name="P197" style:parent-style-name="Textbody" style:family="paragraph">
      <style:text-properties fo:font-weight="bold" style:font-weight-asian="bold" style:font-weight-complex="bold" fo:color="#000000"/>
    </style:style>
    <style:style style:name="T198" style:parent-style-name="Основнойшрифтабзаца" style:family="text">
      <style:text-properties fo:color="#000000"/>
    </style:style>
    <style:style style:name="T199" style:parent-style-name="Основнойшрифтабзаца" style:family="text">
      <style:text-properties fo:color="#000000" fo:language="en" fo:country="US"/>
    </style:style>
    <style:style style:name="T200" style:parent-style-name="Основнойшрифтабзаца" style:family="text">
      <style:text-properties fo:color="#000000"/>
    </style:style>
    <style:style style:name="T201" style:parent-style-name="Основнойшрифтабзаца" style:family="text">
      <style:text-properties fo:color="#000000"/>
    </style:style>
    <style:style style:name="T202" style:parent-style-name="Основнойшрифтабзаца" style:family="text">
      <style:text-properties fo:color="#000000"/>
    </style:style>
    <style:style style:name="P203" style:parent-style-name="Textbody" style:family="paragraph">
      <style:text-properties fo:color="#000000"/>
    </style:style>
    <style:style style:name="P204" style:parent-style-name="Textbody" style:family="paragraph">
      <style:paragraph-properties fo:text-indent="0in"/>
      <style:text-properties fo:color="#000000"/>
    </style:style>
    <style:style style:name="TableColumn206" style:family="table-column">
      <style:table-column-properties style:column-width="3.2486in" style:use-optimal-column-width="false"/>
    </style:style>
    <style:style style:name="TableColumn207" style:family="table-column">
      <style:table-column-properties style:column-width="3.2479in" style:use-optimal-column-width="false"/>
    </style:style>
    <style:style style:name="Table205" style:family="table">
      <style:table-properties style:width="6.4965in" fo:margin-left="0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size="12pt" style:font-size-asian="12pt"/>
    </style:style>
    <style:style style:name="TableCell2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size="12pt" style:font-size-asian="12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indent="0in"/>
    </style:style>
    <style:style style:name="T216" style:parent-style-name="Основнойшрифтабзаца" style:family="text">
      <style:text-properties fo:font-size="12pt" style:font-size-asian="12pt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1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2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2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2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2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2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indent="0in"/>
      <style:text-properties fo:font-size="12pt" style:font-size-asian="12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3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3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3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3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3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3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3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3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indent="0in"/>
      <style:text-properties fo:font-size="12pt" style:font-size-asian="12pt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4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4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4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4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4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4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4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5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5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indent="0in"/>
      <style:text-properties fo:font-size="12pt" style:font-size-asian="12pt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5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5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5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6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6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6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indent="0in"/>
      <style:text-properties fo:font-size="12pt" style:font-size-asian="12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6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6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7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indent="0in"/>
      <style:text-properties fo:font-size="12pt" style:font-size-asian="12pt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8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8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8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8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indent="0in"/>
      <style:text-properties fo:font-size="12pt" style:font-size-asian="12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9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9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9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9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9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9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29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308" style:parent-style-name="Textbody" style:family="paragraph">
      <style:text-properties fo:color="#000000" style:language-asian="ru" style:country-asian="RU" style:language-complex="ar" style:country-complex="SA"/>
    </style:style>
    <style:style style:name="P309" style:parent-style-name="Заголовок2" style:family="paragraph">
      <style:text-properties fo:color="#000000"/>
    </style:style>
    <style:style style:name="T310" style:parent-style-name="Основнойшрифтабзаца" style:family="text">
      <style:text-properties fo:color="#000000"/>
    </style:style>
    <style:style style:name="T311" style:parent-style-name="Основнойшрифтабзаца" style:family="text">
      <style:text-properties fo:color="#000000"/>
    </style:style>
    <style:style style:name="T312" style:parent-style-name="Основнойшрифтабзаца" style:family="text">
      <style:text-properties fo:color="#000000"/>
    </style:style>
    <style:style style:name="T313" style:parent-style-name="Основнойшрифтабзаца" style:family="text">
      <style:text-properties fo:color="#000000"/>
    </style:style>
    <style:style style:name="T314" style:parent-style-name="Основнойшрифтабзаца" style:family="text">
      <style:text-properties fo:color="#000000"/>
    </style:style>
    <style:style style:name="T315" style:parent-style-name="Основнойшрифтабзаца" style:family="text">
      <style:text-properties fo:color="#000000"/>
    </style:style>
    <style:style style:name="T316" style:parent-style-name="Основнойшрифтабзаца" style:family="text">
      <style:text-properties fo:color="#000000"/>
    </style:style>
    <style:style style:name="T317" style:parent-style-name="Основнойшрифтабзаца" style:family="text">
      <style:text-properties fo:color="#000000" fo:language="en" fo:country="US"/>
    </style:style>
    <style:style style:name="T318" style:parent-style-name="Основнойшрифтабзаца" style:family="text">
      <style:text-properties fo:color="#000000"/>
    </style:style>
    <style:style style:name="T319" style:parent-style-name="Основнойшрифтабзаца" style:family="text">
      <style:text-properties fo:color="#000000" fo:language="en" fo:country="US"/>
    </style:style>
    <style:style style:name="P320" style:parent-style-name="Textbody" style:family="paragraph">
      <style:text-properties fo:color="#000000"/>
    </style:style>
    <style:style style:name="P321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2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3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4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5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6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7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8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29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0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1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2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3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4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5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6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7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8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39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340" style:parent-style-name="Textbody" style:family="paragraph">
      <style:paragraph-properties fo:text-align="start" fo:text-indent="0in"/>
    </style:style>
    <style:style style:name="T341" style:parent-style-name="Основнойшрифтабзаца" style:family="text">
      <style:text-properties fo:color="#000000"/>
    </style:style>
    <style:style style:name="T342" style:parent-style-name="Основнойшрифтабзаца" style:family="text">
      <style:text-properties fo:color="#000000" fo:language="en" fo:country="US"/>
    </style:style>
    <style:style style:name="T343" style:parent-style-name="Основнойшрифтабзаца" style:family="text">
      <style:text-properties fo:color="#000000"/>
    </style:style>
    <style:style style:name="T344" style:parent-style-name="Основнойшрифтабзаца" style:family="text">
      <style:text-properties fo:color="#000000" fo:language="en" fo:country="US"/>
    </style:style>
    <style:style style:name="T345" style:parent-style-name="Основнойшрифтабзаца" style:family="text">
      <style:text-properties fo:color="#000000" fo:language="en" fo:country="US"/>
    </style:style>
    <style:style style:name="T346" style:parent-style-name="Основнойшрифтабзаца" style:family="text">
      <style:text-properties fo:color="#000000" fo:language="en" fo:country="US"/>
    </style:style>
    <style:style style:name="P347" style:parent-style-name="Textbody" style:family="paragraph">
      <style:paragraph-properties fo:text-align="start" fo:text-indent="0in"/>
      <style:text-properties fo:color="#000000" fo:language="en" fo:country="US"/>
    </style:style>
    <style:style style:name="P34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34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5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5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5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5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5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5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5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5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5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359" style:parent-style-name="Textbody" style:family="paragraph">
      <style:text-properties style:font-name="Courier New" fo:color="#000000" fo:font-size="11pt" style:font-size-asian="11pt" style:font-size-complex="11pt"/>
    </style:style>
    <style:style style:name="P360" style:parent-style-name="Textbody" style:family="paragraph">
      <style:text-properties style:font-name="Courier New" fo:color="#000000" fo:font-size="11pt" style:font-size-asian="11pt" style:font-size-complex="11pt"/>
    </style:style>
    <style:style style:name="P361" style:parent-style-name="Textbody" style:family="paragraph">
      <style:text-properties style:font-name="Courier New" fo:color="#000000" fo:font-size="11pt" style:font-size-asian="11pt" style:font-size-complex="11pt"/>
    </style:style>
    <style:style style:name="P36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6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36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6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369" style:parent-style-name="Textbody" style:family="paragraph">
      <style:text-properties style:font-name="Courier New" fo:color="#000000" fo:font-size="11pt" style:font-size-asian="11pt" style:font-size-complex="11pt"/>
    </style:style>
    <style:style style:name="P370" style:parent-style-name="Textbody" style:family="paragraph">
      <style:text-properties style:font-name="Courier New" fo:color="#000000" fo:font-size="11pt" style:font-size-asian="11pt" style:font-size-complex="11pt"/>
    </style:style>
    <style:style style:name="T37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7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37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7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8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38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38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8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8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8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8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8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8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8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9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9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9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9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9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9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39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9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39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39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0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0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0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0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0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0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0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0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1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1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1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1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1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1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2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2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2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2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2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2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2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2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2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2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3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3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3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3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3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3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3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3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3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3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4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4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4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4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4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4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4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4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4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4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5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5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5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5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5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5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5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5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6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6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6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6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6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6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6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6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6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6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7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48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49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9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9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9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9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9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49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49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498" style:parent-style-name="Textbody" style:family="paragraph">
      <style:text-properties style:font-name="Courier New" fo:color="#000000" fo:font-size="11pt" style:font-size-asian="11pt" style:font-size-complex="11pt"/>
    </style:style>
    <style:style style:name="T49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0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0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0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0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0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0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0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0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0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50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1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1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1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1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1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1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1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17" style:parent-style-name="Textbody" style:family="paragraph">
      <style:text-properties style:font-name="Courier New" fo:color="#000000" fo:font-size="11pt" style:font-size-asian="11pt" style:font-size-complex="11pt"/>
    </style:style>
    <style:style style:name="T51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1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2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2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52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2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3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3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3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3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3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3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4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54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4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550" style:parent-style-name="Textbody" style:family="paragraph">
      <style:text-properties style:font-name="Courier New" fo:color="#000000" fo:font-size="11pt" style:font-size-asian="11pt" style:font-size-complex="11pt"/>
    </style:style>
    <style:style style:name="P551" style:parent-style-name="Textbody" style:family="paragraph">
      <style:text-properties style:font-name="Courier New" fo:color="#000000" fo:font-size="11pt" style:font-size-asian="11pt" style:font-size-complex="11pt"/>
    </style:style>
    <style:style style:name="P552" style:parent-style-name="Textbody" style:family="paragraph">
      <style:text-properties style:font-name="Courier New" fo:color="#000000" fo:font-size="11pt" style:font-size-asian="11pt" style:font-size-complex="11pt"/>
    </style:style>
    <style:style style:name="T55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5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5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5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5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5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5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6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56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6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7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57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7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73" style:parent-style-name="Textbody" style:family="paragraph">
      <style:text-properties style:font-name="Courier New" fo:color="#000000" fo:font-size="11pt" style:font-size-asian="11pt" style:font-size-complex="11pt"/>
    </style:style>
    <style:style style:name="T57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57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57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7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8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59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0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60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0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07" style:parent-style-name="Textbody" style:family="paragraph">
      <style:text-properties style:font-name="Courier New" fo:color="#000000" fo:font-size="11pt" style:font-size-asian="11pt" style:font-size-complex="11pt"/>
    </style:style>
    <style:style style:name="P608" style:parent-style-name="Textbody" style:family="paragraph">
      <style:text-properties style:font-name="Courier New" fo:color="#000000" fo:font-size="11pt" style:font-size-asian="11pt" style:font-size-complex="11pt"/>
    </style:style>
    <style:style style:name="T60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1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1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1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1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1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1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61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1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2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3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63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3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3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3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3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39" style:parent-style-name="Textbody" style:family="paragraph">
      <style:text-properties style:font-name="Courier New" fo:color="#000000" fo:font-size="11pt" style:font-size-asian="11pt" style:font-size-complex="11pt"/>
    </style:style>
    <style:style style:name="T64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4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4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4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4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4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4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4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4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49" style:parent-style-name="Textbody" style:family="paragraph">
      <style:text-properties style:font-name="Courier New" fo:color="#000000" fo:font-size="11pt" style:font-size-asian="11pt" style:font-size-complex="11pt"/>
    </style:style>
    <style:style style:name="T65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5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65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5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65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6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61" style:parent-style-name="Textbody" style:family="paragraph">
      <style:text-properties style:font-name="Courier New" fo:color="#000000" fo:font-size="11pt" style:font-size-asian="11pt" style:font-size-complex="11pt"/>
    </style:style>
    <style:style style:name="T66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6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6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6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6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67" style:parent-style-name="Textbody" style:family="paragraph">
      <style:text-properties style:font-name="Courier New" fo:color="#000000" fo:font-size="11pt" style:font-size-asian="11pt" style:font-size-complex="11pt"/>
    </style:style>
    <style:style style:name="P668" style:parent-style-name="Textbody" style:family="paragraph">
      <style:text-properties style:font-name="Courier New" fo:color="#000000" fo:font-size="11pt" style:font-size-asian="11pt" style:font-size-complex="11pt"/>
    </style:style>
    <style:style style:name="P669" style:parent-style-name="Textbody" style:family="paragraph">
      <style:text-properties style:font-name="Courier New" fo:color="#000000" fo:font-size="11pt" style:font-size-asian="11pt" style:font-size-complex="11pt"/>
    </style:style>
    <style:style style:name="P670" style:parent-style-name="Textbody" style:family="paragraph">
      <style:text-properties style:font-name="Courier New" fo:color="#000000" fo:font-size="11pt" style:font-size-asian="11pt" style:font-size-complex="11pt"/>
    </style:style>
    <style:style style:name="T67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7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7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7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7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76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77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7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7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80" style:parent-style-name="Textbody" style:family="paragraph">
      <style:text-properties style:font-name="Courier New" fo:color="#000000" fo:font-size="11pt" style:font-size-asian="11pt" style:font-size-complex="11pt"/>
    </style:style>
    <style:style style:name="T68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8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68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8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8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8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8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8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68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69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9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9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69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694" style:parent-style-name="Textbody" style:family="paragraph">
      <style:text-properties style:font-name="Courier New" fo:color="#000000" fo:font-size="11pt" style:font-size-asian="11pt" style:font-size-complex="11pt"/>
    </style:style>
    <style:style style:name="P695" style:parent-style-name="Textbody" style:family="paragraph">
      <style:text-properties style:font-name="Courier New" fo:color="#000000" fo:font-size="11pt" style:font-size-asian="11pt" style:font-size-complex="11pt"/>
    </style:style>
    <style:style style:name="P696" style:parent-style-name="Textbody" style:family="paragraph">
      <style:text-properties style:font-name="Courier New" fo:color="#000000" fo:font-size="11pt" style:font-size-asian="11pt" style:font-size-complex="11pt"/>
    </style:style>
    <style:style style:name="P697" style:parent-style-name="Textbody" style:family="paragraph">
      <style:text-properties style:font-name="Courier New" fo:color="#000000" fo:font-size="11pt" style:font-size-asian="11pt" style:font-size-complex="11pt"/>
    </style:style>
    <style:style style:name="T69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69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0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0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0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0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707" style:parent-style-name="Textbody" style:family="paragraph">
      <style:text-properties style:font-name="Courier New" fo:color="#000000" fo:font-size="11pt" style:font-size-asian="11pt" style:font-size-complex="11pt"/>
    </style:style>
    <style:style style:name="T70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0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1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1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1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1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1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1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1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71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1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719" style:parent-style-name="Textbody" style:family="paragraph">
      <style:text-properties style:font-name="Courier New" fo:color="#000000" fo:font-size="11pt" style:font-size-asian="11pt" style:font-size-complex="11pt"/>
    </style:style>
    <style:style style:name="P720" style:parent-style-name="Textbody" style:family="paragraph">
      <style:text-properties style:font-name="Courier New" fo:color="#000000" fo:font-size="11pt" style:font-size-asian="11pt" style:font-size-complex="11pt"/>
    </style:style>
    <style:style style:name="P721" style:parent-style-name="Textbody" style:family="paragraph">
      <style:text-properties style:font-name="Courier New" fo:color="#000000" fo:font-size="11pt" style:font-size-asian="11pt" style:font-size-complex="11pt"/>
    </style:style>
    <style:style style:name="P722" style:parent-style-name="Textbody" style:family="paragraph">
      <style:text-properties style:font-name="Courier New" fo:color="#000000" fo:font-size="11pt" style:font-size-asian="11pt" style:font-size-complex="11pt"/>
    </style:style>
    <style:style style:name="T72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2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2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2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2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2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2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3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73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3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3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3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3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3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737" style:parent-style-name="Textbody" style:family="paragraph">
      <style:text-properties style:font-name="Courier New" fo:color="#000000" fo:font-size="11pt" style:font-size-asian="11pt" style:font-size-complex="11pt"/>
    </style:style>
    <style:style style:name="T73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3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4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4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T748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4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750" style:parent-style-name="Textbody" style:family="paragraph">
      <style:text-properties style:font-name="Courier New" fo:color="#000000" fo:font-size="11pt" style:font-size-asian="11pt" style:font-size-complex="11pt"/>
    </style:style>
    <style:style style:name="T751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52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53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5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55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P756" style:parent-style-name="Textbody" style:family="paragraph">
      <style:text-properties style:font-name="Courier New" fo:color="#000000" fo:font-size="11pt" style:font-size-asian="11pt" style:font-size-complex="11pt"/>
    </style:style>
    <style:style style:name="P757" style:parent-style-name="Textbody" style:family="paragraph">
      <style:text-properties style:font-name="Courier New" fo:color="#000000" fo:font-size="11pt" style:font-size-asian="11pt" style:font-size-complex="11pt"/>
    </style:style>
    <style:style style:name="P758" style:parent-style-name="Textbody" style:family="paragraph">
      <style:text-properties style:font-name="Courier New" fo:color="#000000" fo:font-size="11pt" style:font-size-asian="11pt" style:font-size-complex="11pt"/>
    </style:style>
    <style:style style:name="P759" style:parent-style-name="Textbody" style:family="paragraph">
      <style:text-properties style:font-name="Courier New" fo:color="#000000" fo:font-size="11pt" style:font-size-asian="11pt" style:font-size-complex="11pt"/>
    </style:style>
    <style:style style:name="P760" style:parent-style-name="Textbody" style:family="paragraph">
      <style:text-properties style:font-name="Courier New" fo:color="#000000" fo:font-size="11pt" style:font-size-asian="11pt" style:font-size-complex="11pt"/>
    </style:style>
    <style:style style:name="P761" style:parent-style-name="Textbody" style:family="paragraph">
      <style:text-properties style:font-name="Courier New" fo:color="#000000" fo:font-size="11pt" style:font-size-asian="11pt" style:font-size-complex="11pt"/>
    </style:style>
    <style:style style:name="P762" style:parent-style-name="Textbody" style:family="paragraph">
      <style:text-properties style:font-name="Courier New" fo:color="#000000" fo:font-size="11pt" style:font-size-asian="11pt" style:font-size-complex="11pt"/>
    </style:style>
    <style:style style:name="P763" style:parent-style-name="Textbody" style:family="paragraph">
      <style:text-properties style:font-name="Courier New" fo:color="#000000" fo:font-size="11pt" style:font-size-asian="11pt" style:font-size-complex="11pt"/>
    </style:style>
    <style:style style:name="P764" style:parent-style-name="Textbody" style:family="paragraph">
      <style:text-properties style:font-name="Courier New" fo:color="#000000" fo:font-size="11pt" style:font-size-asian="11pt" style:font-size-complex="11pt"/>
    </style:style>
    <style:style style:name="P765" style:parent-style-name="Textbody" style:family="paragraph">
      <style:text-properties style:font-name="Courier New" fo:color="#000000" fo:font-size="11pt" style:font-size-asian="11pt" style:font-size-complex="11pt"/>
    </style:style>
    <style:style style:name="T76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6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6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69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70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72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3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74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5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76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7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T778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79" style:parent-style-name="Основнойшрифтабзаца" style:family="text">
      <style:text-properties style:font-name="Courier New" fo:color="#000000" fo:font-size="11pt" style:font-size-asian="11pt" style:font-size-complex="11pt"/>
    </style:style>
    <style:style style:name="T78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78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8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79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0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19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0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1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2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3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4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5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6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7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8" style:parent-style-name="Textbody" style:family="paragraph">
      <style:text-properties style:font-name="Courier New" fo:color="#000000" fo:font-size="11pt" style:font-size-asian="11pt" style:font-size-complex="11pt" fo:language="en" fo:country="US"/>
    </style:style>
    <style:style style:name="P829" style:parent-style-name="Textbody" style:family="paragraph">
      <style:paragraph-properties fo:text-align="start" fo:text-indent="0in"/>
    </style:style>
    <style:style style:name="T830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1</text:span></text:p>
      <text:p text:style-name="P18"><text:span text:style-name="T19">по дисциплине «Построение и анализ алгоритмов»</text:span></text:p>
      <text:p text:style-name="P20"><text:span text:style-name="T21">Тема: Поиск с возвратом</text:span></text:p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tandard"><text:span text:style-name="T34">Студентка гр. 9382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><text:span text:style-name="T39">Русинов Д</text:span><text:span text:style-name="T40">.</text:span><text:span text:style-name="T41">А</text:span><text:span text:style-name="T42">.</text:span>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Фирсов М.А.</text:p>
          </table:table-cell>
        </table:table-row>
      </table:table>
      <text:p text:style-name="P50"/>
      <text:p text:style-name="P51"/>
      <text:p text:style-name="P52">Санкт-Петербург</text:p>
      <text:p text:style-name="P53">2021</text:p>
      <text:soft-page-break/>
      <text:h text:style-name="P54" text:outline-level="2">Цель работы.</text:h>
      <text:p text:style-name="P55"><text:tab/>Получить представление о решении NP — полных задач, изучить такой метод решения, как поиск с возвратом, проследить зависимость количества операций для решения поставленной задачи от входных данных.</text:p>
      <text:p text:style-name="P56"/>
      <text:h text:style-name="P57" text:outline-level="2">Задание.</text:h>
      <text:p text:style-name="P58">У Вовы много квадратных обрезков доски. Их стороны (размер) изменяются от 1 до N−1, и у него есть неограниченное число обрезков любого размера. Но ему очень хочется получить большую столешницу - квадрат размера N. Он может получить ее, собрав из уже имеющихся обрезков(квадратов).<text:line-break/>Например, столешница размера 7×7 может быть построена из 9 обрезков.</text:p>
      <text:p text:style-name="P59">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/text:p>
      <text:p text:style-name="P60">Входные данные:</text:p>
      <text:p text:style-name="P61">Размер столешницы - одно целое число N(2≤N≤20).<text:s/><text:line-break/><text:tab/>Выходные данные:</text:p>
      <text:p text:style-name="P62">Одно число K, задающее минимальное количество обрезков(квадратов), из которых можно построить столешницу(квадрат) заданного размера N. Далее должны идти K строк, каждая из которых должна содержать три целых числа x, y и w, задающие координаты левого верхнего угла (1≤x, y≤N) и длину стороны соответствующего обрезка (квадрата).</text:p>
      <text:p text:style-name="P63">Вариант<text:s/>1р.<text:s/>Рекурсивный бэктрекинг. Выполнение на Stepik всех трёх заданий в разделе 2.</text:p>
      <text:p text:style-name="P64"/>
      <text:p text:style-name="P65"/>
      <text:p text:style-name="P66"/>
      <text:p text:style-name="P67"/>
      <text:p text:style-name="P68"/>
      <text:soft-page-break/>
      <text:h text:style-name="Заголовок2" text:outline-level="2"><text:span text:style-name="T69">Описание алгоритма</text:span><text:span text:style-name="T70">.</text:span></text:h>
      <text:p text:style-name="Textbody">Первоначально необходимо завести две матрицы размера<text:s/><text:span text:style-name="T71">N</text:span>*<text:span text:style-name="T72">N</text:span>,<text:s/>где<text:s/><text:span text:style-name="T73">N</text:span><text:s/>–<text:s/>размер данного квадрата,<text:s/>обе матрицы заполняются нулями.<text:s/>В первой матрице будет происходить перебор решений для квадрата,<text:s/>а во второй будет содержаться оптимальное решение для данного квадрата.<text:s/>При этом в ходе работы алгоритма,<text:s/>матрица,<text:s/>в которой происходит перебор решений,<text:s/>может стать оптимальной.</text:p>
      <text:p text:style-name="Textbody">После создания двух матриц,<text:s/>необходимо инициализировать первоначальные значения в них:</text:p>
      <text:list text:style-name="LFO2" text:continue-numbering="true">
        <text:list-item>
          <text:p text:style-name="P74">В оптимальную матрицу вставляется квадрат размера<text:s/><text:span text:style-name="T75">N</text:span>-1,<text:s/>затем в матрице остается пространство только для единичных квадратов,<text:s/>поэтому они вставляются до тех пор,<text:s/>пока матрица не будет полностью заполнена.<text:s/></text:p>
        </text:list-item>
        <text:list-item>
          <text:p text:style-name="P76">В матрицу,<text:s/>в которой происходит перебор решений,<text:s/>вставляется 3 квадрата,<text:s/>которые занимают 75%<text:s/>площади<text:s/>квадрата.<text:s/>Поэтому<text:span text:style-name="T77"><text:s/></text:span>перебор квадратов будет происходить в оставшихся 25%<text:s/>площади квадрата.</text:p>
        </text:list-item>
      </text:list>
      <text:p text:style-name="Textbody">Далее начинается перебор размера квадрата,<text:s/>который можно поставить по координатам с пустой ячейкой.<text:s/>Перебор происходит от большего размера к меньшему.<text:s/>Если квадрат возможно поставить,<text:s/>то происходит его вставка.<text:s/>Затем выполняется поиск свободной клетки в матрице перебора.<text:s/>Если же свободная клетка есть,<text:s/>то необходимо перебрать и для этой клетки квадрат,<text:s/>который можно поставить.<text:s/>Таким образом,<text:s/>формируется рекурсивная функция.<text:s/>Если же свободных ячеек в матрице более нет,<text:s/>то<text:s/>квадрат считается заполненным.<text:s/>Необходимо сравнить количество квадратов,<text:s/>которое находится в текущей матрице и в оптимальной матрице.<text:s/>Если количество квадратов в оптимальной матрице больше,<text:s/>чем в текущей,<text:s/>то текущая матрица становится оптимальной.<text:s/>Так как квадрат является заполненным,<text:s/>то более не будет вызова рекурсивной функции.<text:s/>В таком случае будет произведено удаление последнего поставленного квадрата в матрице перебора и выход из<text:s/>функции.<text:s/>Также при входе в рекурсивную функцию стоит проверить текущее количество<text:s/>квадратов в матрице перебора и сравнить с количеством квадратов в оптимальной матрице.<text:s/>Если<text:s/><text:soft-page-break/>квадратов в оптимальной матрице уже меньше,<text:s/>чем в матрице перебора,<text:s/>то далее перебирать квадраты не имеет смысла,<text:s/>а стоит прервать эту ветку<text:s/>перебора.<text:s/>После завершения перебора выводится на экран результат оптимальной матрицы<text:span text:style-name="T78">.</text:span></text:p>
      <text:p text:style-name="P79"/>
      <text:p text:style-name="Textbody"><text:span text:style-name="T80">Использованные оптимизации</text:span><text:span text:style-name="T81">.</text:span></text:p>
      <text:list text:style-name="LFO3" text:continue-numbering="true">
        <text:list-item>
          <text:p text:style-name="P82">Матрицу перебора изначально можно заполнить на<text:s/>75%<text:s/>тремя квадратами.</text:p>
        </text:list-item>
        <text:list-item>
          <text:p text:style-name="P83">Поскольку матрица перебора заполнена на<text:s/>75%,<text:s/>то поиск свободной клетки,<text:s/>куда можно поставить квадрат,<text:s/>можно осуществлять только в оставшихся 25%<text:s/>квадрата.</text:p>
        </text:list-item>
        <text:list-item>
          <text:p text:style-name="P84">Квадрат с четной стороной имеет постоянное решение – 4 квадрата.<text:s/>Поэтому можно не осуществлять перебор для таких квадратов,<text:s/>а сразу выводить ответ.</text:p>
        </text:list-item>
        <text:list-item>
          <text:p text:style-name="P85">Сжатие квадрата.<text:s/>Квадрат с размером<text:s/><text:span text:style-name="T86">N</text:span>,<text:s/>можно сжать до размера значения наименьшего простого делителя числа<text:s/><text:span text:style-name="T87">N</text:span>.<text:s/>Например,<text:s/>квадрат размера 15 можно сжать до размера 3<text:s/>и осуществлять перебор для квадрата размера 3.<text:s/>Результат количества квадратов будет одинаков<text:span text:style-name="T88">.</text:span></text:p>
        </text:list-item>
        <text:list-item>
          <text:p text:style-name="P89">Проверка количества квадратов в текущей матрице перебора и в оптимальной матрице.<text:s/>Если в текущей матрице перебора квадратов уже больше,<text:s/>чем в оптимальной матрице,<text:s/>то продолжать перебор нет смысла<text:s/>для текущей расстановки квадратов,<text:s/>лучшего решения уже не добиться.</text:p>
        </text:list-item>
        <text:list-item>
          <text:p text:style-name="P90">Поскольку 75%<text:s/>квадрата заполнены,<text:s/>то максимальный размер квадрата,<text:s/>который можно поставить в матрицу перебора<text:s/>–<text:s/><text:span text:style-name="T91">N</text:span><text:s/>// 2.</text:p>
        </text:list-item>
      </text:list>
      <text:p text:style-name="Textbody"/>
      <text:p text:style-name="Textbody"><text:span text:style-name="T92">Описание рекурсивной функции</text:span><text:span text:style-name="T93">.</text:span></text:p>
      <text:p text:style-name="P94">void _solve(int x, int y);</text:p>
      <text:p text:style-name="Textbody">Данный метод находится в классе<text:s/><text:span text:style-name="T95">SquareSolver</text:span>.<text:s/>Метод принимает координаты<text:s/><text:span text:style-name="T96">x</text:span><text:s/>и<text:s/><text:span text:style-name="T97">y</text:span>,<text:s/>где расположена пустая ячейка в матрице перебора,<text:s/>и начинает перебор квадратов от большего размера к меньшему.<text:s/>Если квадрат удалось<text:s/><text:soft-page-break/>поставить,<text:s/>и есть еще свободное пространство в матрице перебора,<text:s/>то происходит вызов рекурсивного метода для найденной пустой ячейки.<text:s/>Для перебора квадратов,<text:s/>которые можно поставить,<text:s/>используется цикл от<text:s/><text:span text:style-name="T98">N</text:span><text:s/>// 2<text:s/>до<text:s/>0.<text:s/>Если квадрат удалось поставить,<text:s/>то после выполнения последующей необходимой логики,<text:s/>этот квадрат необходимо удалить для дальнейшего перебора квадратов.<text:s/>Данный метод не имеет возвращаемого значения,<text:s/>поскольку экземпляр класса<text:s/><text:span text:style-name="T99">SquareSolver</text:span><text:s/>имеет поля<text:s/>_<text:span text:style-name="T100">currentMap</text:span><text:s/>и<text:s/>_<text:span text:style-name="T101">optimalMap</text:span>.<text:s/>Результат работы метода будет записан в поле<text:s/><text:span text:style-name="T102">_optimalMap.</text:span></text:p>
      <text:p text:style-name="P103"/>
      <text:p text:style-name="Textbody"><text:span text:style-name="T104">Оценка сложности по времени</text:span><text:span text:style-name="T105">.</text:span></text:p>
      <text:p text:style-name="P106">Поскольку используется довольно большое количество оптимизаций,<text:s/>то дать точную оценку сложности алгоритма – трудоемкая задача.<text:s/>Было принято решение дать алгоритму верхнюю границу того,<text:s/>сколько квадратов он<text:s/>переберет.</text:p>
      <text:p text:style-name="Textbody"><text:span text:style-name="T107">Поскольку перебор квадратов происходит в<text:s/></text:span><text:span text:style-name="T108">25%<text:s/></text:span><text:span text:style-name="T109">площади всего квадратов</text:span><text:span text:style-name="T110">,<text:s/></text:span><text:span text:style-name="T111">то рассчитаем</text:span><text:span text:style-name="T112">,<text:s/></text:span><text:span text:style-name="T113">сколько останется свободных клеток в матрице</text:span><text:span text:style-name="T114">.<text:s/></text:span><text:span text:style-name="T115">Происходит вставка следующих квадратов<text:s/></text:span><text:span text:style-name="T116">– (0; 0;<text:s/></text:span><text:span text:style-name="T117">N</text:span><text:span text:style-name="T118"><text:s/>// 2 + 1), (</text:span><text:span text:style-name="T119">N</text:span><text:span text:style-name="T120"><text:s/>// 2 + 1; 0;<text:s/></text:span><text:span text:style-name="T121">N</text:span><text:span text:style-name="T122"><text:s/>// 2), (0,<text:s/></text:span><text:span text:style-name="T123">N</text:span><text:span text:style-name="T124"><text:s/>// 2 + 1;<text:s/></text:span><text:span text:style-name="T125">N</text:span><text:span text:style-name="T126"><text:s/>// 2</text:span><text:span text:style-name="T127">)</text:span><text:span text:style-name="T128">.<text:s/></text:span><text:span text:style-name="T129">Запись содержит<text:s/></text:span><text:span text:style-name="T130">x</text:span><text:span text:style-name="T131">,<text:s/></text:span><text:span text:style-name="T132">y</text:span><text:span text:style-name="T133"><text:s/>и размер квадрата соответственно</text:span><text:span text:style-name="T134">.<text:s/></text:span><text:span text:style-name="T135">После вставки данных квадратов</text:span><text:span text:style-name="T136">,<text:s/></text:span><text:span text:style-name="T137">остается<text:s/></text:span><text:span text:style-name="T138">(</text:span><text:span text:style-name="T139">N</text:span><text:span text:style-name="T140"><text:s/>// 2 + 1) ^ 2 – 1<text:s/></text:span><text:span text:style-name="T141">свободных клеток</text:span><text:span text:style-name="T142">.<text:s/></text:span><text:span text:style-name="T143">Перебираются следующие размеры квадратов –<text:s/></text:span><text:span text:style-name="T144">[</text:span><text:span text:style-name="T145">N</text:span><text:span text:style-name="T146"><text:s/>// 2; 1].<text:s/></text:span><text:span text:style-name="T147">Максимальная возможная рекурсия зависит от количества свободных клеток изначально<text:s/></text:span><text:span text:style-name="T148">– (</text:span><text:span text:style-name="T149">N</text:span><text:span text:style-name="T150"><text:s/>// 2 + 1) ^ 2 – 1.</text:span></text:p>
      <text:p text:style-name="P151">Таким образом,<text:s/>приходим к следующему результату:</text:p>
      <text:p text:style-name="Textbody"><text:span text:style-name="T152">((</text:span><text:span text:style-name="T153">N</text:span><text:span text:style-name="T154"><text:s/>// 2 + 1) ^ 2 – 1)<text:s/></text:span><text:span text:style-name="T155">- количество<text:s/></text:span><text:span text:style-name="T156">свободных<text:s/></text:span><text:span text:style-name="T157">клеток *<text:s/></text:span><text:span text:style-name="T158">(</text:span><text:span text:style-name="T159">N</text:span><text:span text:style-name="T160"><text:s/>// 2)</text:span><text:span text:style-name="T161"><text:s/>- возможные размеры квадратов *<text:s/></text:span><text:span text:style-name="T162">((</text:span><text:span text:style-name="T163">N</text:span><text:span text:style-name="T164"><text:s/>// 2 + 1) ^ 2 – 1)</text:span><text:span text:style-name="T165"><text:s/>- максимальная рекурсия</text:span><text:span text:style-name="T166">.</text:span></text:p>
      <text:p text:style-name="Textbody"><text:span text:style-name="T167">Результат –<text:s/></text:span><text:span text:style-name="T168">O(</text:span><text:span text:style-name="T169">((</text:span><text:span text:style-name="T170">N</text:span><text:span text:style-name="T171"><text:s/>// 2 + 1) ^ 2 – 1)</text:span><text:span text:style-name="T172"><text:s/>^ 2 *<text:s/></text:span><text:span text:style-name="T173">(</text:span><text:span text:style-name="T174">N</text:span><text:span text:style-name="T175"><text:s/>// 2)</text:span><text:span text:style-name="T176">).</text:span></text:p>
      <text:p text:style-name="P177"/>
      <text:p text:style-name="P178">Оценка сложности алгоритма по памяти.</text:p>
      <text:p text:style-name="Textbody"><text:span text:style-name="T179">Всего используется два матрица</text:span><text:span text:style-name="T180">,<text:s/></text:span><text:span text:style-name="T181">которые содержат текущее решение и оптимальное решение</text:span><text:span text:style-name="T182">,<text:s/></text:span><text:span text:style-name="T183">поэтому сложность по памяти<text:s/></text:span><text:span text:style-name="T184">–<text:s/></text:span><text:span text:style-name="T185">O</text:span><text:span text:style-name="T186">(2 *<text:s/></text:span><text:span text:style-name="T187">N</text:span><text:span text:style-name="T188">),<text:s/></text:span><text:span text:style-name="T189">где<text:s/></text:span><text:span text:style-name="T190">N</text:span><text:span text:style-name="T191"><text:s/></text:span><text:span text:style-name="T192">–</text:span><text:span text:style-name="T193"><text:s/></text:span><text:span text:style-name="T194">размер квадрата</text:span><text:span text:style-name="T195">.</text:span></text:p>
      <text:p text:style-name="P196"/>
      <text:soft-page-break/>
      <text:p text:style-name="P197">Тестирование.</text:p>
      <text:p text:style-name="Textbody"><text:span text:style-name="T198">Тестирование проведено с помощью системы<text:s/></text:span><text:span text:style-name="T199">Stepik</text:span><text:span text:style-name="T200">.<text:s/></text:span><text:span text:style-name="T201">Также результаты представлены в таблице ниже</text:span><text:span text:style-name="T202">.</text:span></text:p>
      <text:p text:style-name="P203"/>
      <text:p text:style-name="P204">Таблица 1. Результаты работы программы</text:p>
      <table:table table:style-name="Table205">
        <table:table-columns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Входные данные</text:p>
          </table:table-cell>
          <table:table-cell table:style-name="TableCell211">
            <text:p text:style-name="P212">Выходные данные без промежуточного вывода</text:p>
          </table:table-cell>
        </table:table-row>
        <table:table-row table:style-name="TableRow213">
          <table:table-cell table:style-name="TableCell214">
            <text:p text:style-name="P215"><text:span text:style-name="T216">3</text:span></text:p>
          </table:table-cell>
          <table:table-cell table:style-name="TableCell217">
            <text:p text:style-name="P218">6</text:p>
            <text:p text:style-name="P219">1 1 2</text:p>
            <text:p text:style-name="P220">3 1 1</text:p>
            <text:p text:style-name="P221">3 2 1</text:p>
            <text:p text:style-name="P222">1 3 1</text:p>
            <text:p text:style-name="P223">2 3 1</text:p>
            <text:p text:style-name="P224">3 3 1</text:p>
          </table:table-cell>
        </table:table-row>
        <table:table-row table:style-name="TableRow225">
          <table:table-cell table:style-name="TableCell226">
            <text:p text:style-name="P227">5</text:p>
          </table:table-cell>
          <table:table-cell table:style-name="TableCell228">
            <text:p text:style-name="P229">8</text:p>
            <text:p text:style-name="P230">1 1 3</text:p>
            <text:p text:style-name="P231">4 1 2</text:p>
            <text:p text:style-name="P232">4 3 2</text:p>
            <text:p text:style-name="P233">1 4 2</text:p>
            <text:p text:style-name="P234">3 4 1</text:p>
            <text:p text:style-name="P235">3 5 1</text:p>
            <text:p text:style-name="P236">4 5 1</text:p>
            <text:p text:style-name="P237">5 5 1</text:p>
          </table:table-cell>
        </table:table-row>
        <table:table-row table:style-name="TableRow238">
          <table:table-cell table:style-name="TableCell239">
            <text:p text:style-name="P240">7</text:p>
          </table:table-cell>
          <table:table-cell table:style-name="TableCell241">
            <text:p text:style-name="P242">9</text:p>
            <text:p text:style-name="P243">1 1 4</text:p>
            <text:p text:style-name="P244">5 1 3</text:p>
            <text:p text:style-name="P245">5 4 2</text:p>
            <text:p text:style-name="P246">7 4 1</text:p>
            <text:p text:style-name="P247">1 5 3</text:p>
            <text:p text:style-name="P248">4 5 1</text:p>
            <text:p text:style-name="P249">7 5 1</text:p>
            <text:p text:style-name="P250">4 6 2</text:p>
            <text:p text:style-name="P251">6 6 2</text:p>
          </table:table-cell>
        </table:table-row>
        <text:soft-page-break/>
        <table:table-row table:style-name="TableRow252">
          <table:table-cell table:style-name="TableCell253">
            <text:p text:style-name="P254">9</text:p>
          </table:table-cell>
          <table:table-cell table:style-name="TableCell255">
            <text:p text:style-name="P256">6</text:p>
            <text:p text:style-name="P257">1 1 6</text:p>
            <text:p text:style-name="P258">7 1 3</text:p>
            <text:p text:style-name="P259">7 4 3</text:p>
            <text:p text:style-name="P260">1 7 3</text:p>
            <text:p text:style-name="P261">4 7 3</text:p>
            <text:p text:style-name="P262">7 7 3</text:p>
          </table:table-cell>
        </table:table-row>
        <table:table-row table:style-name="TableRow263">
          <table:table-cell table:style-name="TableCell264">
            <text:p text:style-name="P265">11</text:p>
          </table:table-cell>
          <table:table-cell table:style-name="TableCell266">
            <text:p text:style-name="P267">11</text:p>
            <text:p text:style-name="P268">1 1 6</text:p>
            <text:p text:style-name="P269">7 1 5</text:p>
            <text:p text:style-name="P270">7 6 3</text:p>
            <text:p text:style-name="P271">10 6 2</text:p>
            <text:p text:style-name="P272">1 7 5</text:p>
            <text:p text:style-name="P273">6 7 1</text:p>
            <text:p text:style-name="P274">6 8 1</text:p>
            <text:p text:style-name="P275">10 8 1</text:p>
            <text:p text:style-name="P276">11 8 1</text:p>
            <text:p text:style-name="P277">6 9 3</text:p>
            <text:p text:style-name="P278">9 9 3</text:p>
          </table:table-cell>
        </table:table-row>
        <table:table-row table:style-name="TableRow279">
          <table:table-cell table:style-name="TableCell280">
            <text:p text:style-name="P281">12</text:p>
          </table:table-cell>
          <table:table-cell table:style-name="TableCell282">
            <text:p text:style-name="P283">4</text:p>
            <text:p text:style-name="P284">1 1 6</text:p>
            <text:p text:style-name="P285">7 1 6</text:p>
            <text:p text:style-name="P286">1 7 6</text:p>
            <text:p text:style-name="P287">7 7 6</text:p>
          </table:table-cell>
        </table:table-row>
        <table:table-row table:style-name="TableRow288">
          <table:table-cell table:style-name="TableCell289">
            <text:p text:style-name="P290">37</text:p>
          </table:table-cell>
          <table:table-cell table:style-name="TableCell291">
            <text:p text:style-name="P292">15</text:p>
            <text:p text:style-name="P293">1 1 19</text:p>
            <text:p text:style-name="P294">20 1 18</text:p>
            <text:p text:style-name="P295">20 19 2</text:p>
            <text:p text:style-name="P296">22 19 5</text:p>
            <text:p text:style-name="P297">27 19 11</text:p>
            <text:p text:style-name="P298">1 20 18</text:p>
            <text:p text:style-name="P299">19 20 1</text:p>
            <text:p text:style-name="P300">19 21 3</text:p>
            <text:soft-page-break/>
            <text:p text:style-name="P301">19 24 8</text:p>
            <text:p text:style-name="P302">27 30 3</text:p>
            <text:p text:style-name="P303">30 30 8</text:p>
            <text:p text:style-name="P304">19 32 6</text:p>
            <text:p text:style-name="P305">25 32 1</text:p>
            <text:p text:style-name="P306">26 32 1</text:p>
            <text:p text:style-name="P307">25 33 5</text:p>
          </table:table-cell>
        </table:table-row>
      </table:table>
      <text:p text:style-name="P308"/>
      <text:h text:style-name="P309" text:outline-level="2">Выводы.</text:h>
      <text:p text:style-name="Textbody"><text:span text:style-name="T310">Был реализован поиск с возвратом для поиска минимального коли</text:span><text:span text:style-name="T311">ч</text:span><text:span text:style-name="T312">е</text:span><text:span text:style-name="T313">с</text:span><text:span text:style-name="T314">тва непересекающихся квадратов, заполняющих исходный квадрат</text:span><text:span text:style-name="T315">.</text:span><text:span text:style-name="T316"><text:s/>Была написана рекурсивная функция</text:span><text:span text:style-name="T317">,</text:span><text:span text:style-name="T318"><text:s/>которая выполняет поставленную задачу</text:span><text:span text:style-name="T319">.</text:span></text:p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>ПРИЛОЖЕНИЕ А</text:p>
      <text:soft-page-break/>
      <text:p text:style-name="P339">ИСХОДНЫЙ КОД ПРОГРАММЫ</text:p>
      <text:p text:style-name="P340"><text:span text:style-name="T341">Название</text:span><text:span text:style-name="T342"><text:s/></text:span><text:span text:style-name="T343">файла</text:span><text:span text:style-name="T344">:<text:s/></text:span><text:span text:style-name="T345">main</text:span><text:span text:style-name="T346">.cpp</text:span></text:p>
      <text:p text:style-name="P347"/>
      <text:p text:style-name="P348">#include &lt;iostream&gt;</text:p>
      <text:p text:style-name="Textbody"><text:span text:style-name="T349">#</text:span><text:span text:style-name="T350">include</text:span><text:span text:style-name="T351"><text:s/>&lt;</text:span><text:span text:style-name="T352">vector</text:span><text:span text:style-name="T353">&gt;</text:span></text:p>
      <text:p text:style-name="Textbody"><text:span text:style-name="T354">#</text:span><text:span text:style-name="T355">include</text:span><text:span text:style-name="T356"><text:s/>&lt;</text:span><text:span text:style-name="T357">ctime</text:span><text:span text:style-name="T358">&gt;</text:span></text:p>
      <text:p text:style-name="P359"/>
      <text:p text:style-name="P360"/>
      <text:p text:style-name="P361">// Данная переменная отвечает за уровень рекурсии в данный момент времени</text:p>
      <text:p text:style-name="P362">int RECURSION_LEVEL = 0;</text:p>
      <text:p text:style-name="P363"/>
      <text:p text:style-name="P364"/>
      <text:p text:style-name="P365">class MessagePrinter {</text:p>
      <text:p text:style-name="P366"/>
      <text:p text:style-name="Textbody"><text:span text:style-name="T367"><text:s text:c="4"/></text:span><text:span text:style-name="T368">// Класс предназначен для вывода промежуточных данных</text:span></text:p>
      <text:p text:style-name="P369"><text:s text:c="4"/>// Чтобы избавиться от некрасивого кода в алгоритме решения задачи</text:p>
      <text:p text:style-name="P370"/>
      <text:p text:style-name="Textbody"><text:span text:style-name="T371"><text:s text:c="4"/></text:span><text:span text:style-name="T372">static void _printMsgWithRecursionLevel(const std::string&amp; message) {</text:span></text:p>
      <text:p text:style-name="P373"><text:s text:c="8"/>std::string recursionLevelString = std::string();</text:p>
      <text:p text:style-name="P374"><text:s text:c="8"/>for (int i = 0; i &lt; RECURSION_LEVEL; ++i) recursionLevelString += "_";</text:p>
      <text:p text:style-name="P375"><text:s text:c="8"/>std::cout &lt;&lt; recursionLevelString &lt;&lt; message;</text:p>
      <text:p text:style-name="P376"><text:s text:c="4"/>}</text:p>
      <text:p text:style-name="P377"/>
      <text:p text:style-name="P378">public:</text:p>
      <text:p text:style-name="P379"/>
      <text:p text:style-name="P380"><text:s text:c="4"/>static void optimalLessCurrent(int x, int y, int countInOptimal, int countInCurrent) {</text:p>
      <text:p text:style-name="P381"><text:s text:c="8"/>std::string msg = "Кол-во квадратов оптимальной карты [" + std::to_string(countInOptimal) + "] ";</text:p>
      <text:p text:style-name="Textbody"><text:span text:style-name="T382"><text:s text:c="8"/>msg</text:span><text:span text:style-name="T383"><text:s/>+= "&lt;=, чем кол-во квадратов карты перебора [" +<text:s/></text:span><text:span text:style-name="T384">std</text:span><text:span text:style-name="T385">::</text:span><text:span text:style-name="T386">to</text:span><text:span text:style-name="T387">_</text:span><text:span text:style-name="T388">string</text:span><text:span text:style-name="T389">(</text:span><text:span text:style-name="T390">countInCurrent</text:span><text:span text:style-name="T391">) + "]";</text:span></text:p>
      <text:p text:style-name="Textbody"><text:span text:style-name="T392"><text:s text:c="8"/></text:span><text:span text:style-name="T393">msg</text:span><text:span text:style-name="T394"><text:s/>+= ", далее смысла перебирать нет.\</text:span><text:span text:style-name="T395">n</text:span><text:span text:style-name="T396">";</text:span></text:p>
      <text:p text:style-name="Textbody"><text:span text:style-name="T397"><text:s text:c="8"/></text:span><text:span text:style-name="T398">msg = "[" + std::to_string(x) + "; " + std::to_string(y) + "] " + msg;</text:span></text:p>
      <text:soft-page-break/>
      <text:p text:style-name="P399"><text:s text:c="8"/>_printMsgWithRecursionLevel(msg);</text:p>
      <text:p text:style-name="P400"><text:s text:c="4"/>}</text:p>
      <text:p text:style-name="P401"/>
      <text:p text:style-name="P402"><text:s text:c="4"/>static void enterInRecursion(int x, int y) {</text:p>
      <text:p text:style-name="Textbody"><text:span text:style-name="T403"><text:s text:c="8"/>std</text:span><text:span text:style-name="T404">::</text:span><text:span text:style-name="T405">string</text:span><text:span text:style-name="T406"><text:s/></text:span><text:span text:style-name="T407">msg</text:span><text:span text:style-name="T408"><text:s/>= "Вход в рекурсию\</text:span><text:span text:style-name="T409">n</text:span><text:span text:style-name="T410">";</text:span></text:p>
      <text:p text:style-name="Textbody"><text:span text:style-name="T411"><text:s text:c="8"/></text:span><text:span text:style-name="T412">msg = "[" + std::to_string(x) + "; " + std::to_string(y) + "] " + msg;</text:span></text:p>
      <text:p text:style-name="P413"><text:s text:c="8"/>_printMsgWithRecursionLevel(msg);</text:p>
      <text:p text:style-name="P414"><text:s text:c="4"/>}</text:p>
      <text:p text:style-name="P415"/>
      <text:p text:style-name="P416"><text:s text:c="4"/>static void tryToSetSquare(int x, int y, int size, bool canSetSq) {</text:p>
      <text:p text:style-name="P417"><text:s text:c="8"/>std::string msg = "Попытка поставить квадрат размера " + std::to_string(size);</text:p>
      <text:p text:style-name="P418"><text:s text:c="8"/>if (canSetSq) msg += " была удачной\n";</text:p>
      <text:p text:style-name="Textbody"><text:span text:style-name="T419"><text:s text:c="8"/>else</text:span><text:span text:style-name="T420"><text:s/></text:span><text:span text:style-name="T421">msg</text:span><text:span text:style-name="T422"><text:s/>+= " была неудачной\</text:span><text:span text:style-name="T423">n</text:span><text:span text:style-name="T424">";</text:span></text:p>
      <text:p text:style-name="Textbody"><text:span text:style-name="T425"><text:s text:c="8"/></text:span><text:span text:style-name="T426">msg = "[" + std::to_string(x) + "; " + std::to_string(y) + "] " + msg;</text:span></text:p>
      <text:p text:style-name="P427"><text:s text:c="8"/>_printMsgWithRecursionLevel(msg);</text:p>
      <text:p text:style-name="P428"><text:s text:c="4"/>}</text:p>
      <text:p text:style-name="P429"/>
      <text:p text:style-name="P430"><text:s text:c="4"/>static void isThereEmpty(int x, int y, bool isThereEmpty, int newX = 0, int newY = 0) {</text:p>
      <text:p text:style-name="P431"><text:s text:c="8"/>std::string msg = "В квадрате";</text:p>
      <text:p text:style-name="P432"><text:s text:c="8"/>if (isThereEmpty)</text:p>
      <text:p text:style-name="P433"><text:s text:c="12"/>msg += " есть пустая клетка по координатам (" + std::to_string(newX) + "; " + std::to_string(newY) + ")\n";</text:p>
      <text:p text:style-name="Textbody"><text:span text:style-name="T434"><text:s text:c="8"/>else</text:span></text:p>
      <text:p text:style-name="Textbody"><text:span text:style-name="T435"><text:s text:c="12"/></text:span><text:span text:style-name="T436">msg</text:span><text:span text:style-name="T437"><text:s/>+= " нет пустых клеток.<text:s/></text:span><text:span text:style-name="T438">Он полностью заполнен\n";</text:span></text:p>
      <text:p text:style-name="P439"/>
      <text:p text:style-name="P440"><text:s text:c="8"/>msg = "[" + std::to_string(x) + "; " + std::to_string(y) + "] " + msg;</text:p>
      <text:p text:style-name="P441"><text:s text:c="8"/>_printMsgWithRecursionLevel(msg);</text:p>
      <text:p text:style-name="P442"><text:s text:c="4"/>}</text:p>
      <text:p text:style-name="P443"/>
      <text:p text:style-name="P444"><text:s text:c="4"/>static void currentLessOptimal(int x, int y, bool isLess, int countInCurrent, int countInOptimal) {</text:p>
      <text:p text:style-name="P445"><text:s text:c="8"/>std::string msg = "Кол-во квадратов в карте перебора [" + std::to_string(countInCurrent) + "]";</text:p>
      <text:soft-page-break/>
      <text:p text:style-name="P446"><text:s text:c="8"/>if (isLess) {</text:p>
      <text:p text:style-name="P447"><text:s text:c="12"/>msg += " &lt;, чем в оптимальной карте [" + std::to_string(countInOptimal) + "].";</text:p>
      <text:p text:style-name="Textbody"><text:span text:style-name="T448"><text:s text:c="12"/>msg</text:span><text:span text:style-name="T449"><text:s/>+= " Поэтому текущая карта перебора становится оптимальной.\</text:span><text:span text:style-name="T450">n</text:span><text:span text:style-name="T451">";</text:span></text:p>
      <text:p text:style-name="Textbody"><text:span text:style-name="T452"><text:s text:c="8"/></text:span><text:span text:style-name="T453">}</text:span></text:p>
      <text:p text:style-name="P454"><text:s text:c="8"/>else msg += " &gt;=, чем в оптимальной карте [" + std::to_string(countInOptimal) + "].\n";</text:p>
      <text:p text:style-name="P455"><text:s text:c="8"/>msg = "[" + std::to_string(x) + "; " + std::to_string(y) + "] " + msg;</text:p>
      <text:p text:style-name="P456"><text:s text:c="8"/>_printMsgWithRecursionLevel(msg);</text:p>
      <text:p text:style-name="P457"><text:s text:c="4"/>}</text:p>
      <text:p text:style-name="P458"/>
      <text:p text:style-name="P459"><text:s text:c="4"/>static void removeSquare(int x, int y, int size) {</text:p>
      <text:p text:style-name="P460"><text:s text:c="8"/>std::string msg = "Был удален квадрат размера [" + std::to_string(size) + "] ";</text:p>
      <text:p text:style-name="Textbody"><text:span text:style-name="T461"><text:s text:c="8"/>msg</text:span><text:span text:style-name="T462"><text:s/>+= "для дальнейшего перебора.\</text:span><text:span text:style-name="T463">n</text:span><text:span text:style-name="T464">";</text:span></text:p>
      <text:p text:style-name="Textbody"><text:span text:style-name="T465"><text:s text:c="8"/></text:span><text:span text:style-name="T466">msg = "[" + std::to_string(x) + "; " + std::to_string(y) + "] " + msg;</text:span></text:p>
      <text:p text:style-name="P467"><text:s text:c="8"/>_printMsgWithRecursionLevel(msg);</text:p>
      <text:p text:style-name="P468"><text:s text:c="4"/>}</text:p>
      <text:p text:style-name="P469">};</text:p>
      <text:p text:style-name="P470"/>
      <text:p text:style-name="P471"/>
      <text:p text:style-name="P472">class SquareMap {</text:p>
      <text:p text:style-name="P473"><text:s text:c="4"/>int _size;</text:p>
      <text:p text:style-name="P474"><text:s text:c="4"/>int _compression;</text:p>
      <text:p text:style-name="P475"><text:s text:c="4"/>int _countSquares = 0;</text:p>
      <text:p text:style-name="P476"><text:s text:c="4"/>std::vector&lt;std::vector&lt;int&gt;&gt; _array;</text:p>
      <text:p text:style-name="P477"/>
      <text:p text:style-name="P478">public:</text:p>
      <text:p text:style-name="P479"><text:s text:c="4"/>SquareMap(int size, int compression) : _size(size), _compression(compression) {</text:p>
      <text:p text:style-name="P480"><text:s text:c="8"/>_array.resize(size);</text:p>
      <text:p text:style-name="P481"><text:s text:c="8"/>for (int i = 0; i &lt; size; ++i) _array[i].resize(size, 0);</text:p>
      <text:p text:style-name="P482"><text:s text:c="4"/>}</text:p>
      <text:p text:style-name="P483"/>
      <text:p text:style-name="P484"><text:s text:c="4"/>int countSquares() const {</text:p>
      <text:p text:style-name="P485"><text:s text:c="8"/>return _countSquares;</text:p>
      <text:soft-page-break/>
      <text:p text:style-name="P486"><text:s text:c="4"/>}</text:p>
      <text:p text:style-name="P487"/>
      <text:p text:style-name="P488"><text:s text:c="4"/>void insertSquare(int x, int y, int size) {</text:p>
      <text:p text:style-name="P489"/>
      <text:p text:style-name="Textbody"><text:span text:style-name="T490"><text:s text:c="8"/></text:span><text:span text:style-name="T491">// Метод вставки квадрата в карту</text:span></text:p>
      <text:p text:style-name="Textbody"><text:span text:style-name="T492"><text:s text:c="8"/>// по координатам<text:s/></text:span><text:span text:style-name="T493">x</text:span><text:span text:style-name="T494"><text:s/>и<text:s/></text:span><text:span text:style-name="T495">y</text:span><text:span text:style-name="T496"><text:s/>размера<text:s/></text:span><text:span text:style-name="T497">size</text:span></text:p>
      <text:p text:style-name="P498"/>
      <text:p text:style-name="Textbody"><text:span text:style-name="T499"><text:s text:c="8"/></text:span><text:span text:style-name="T500">_countSquares++;</text:span></text:p>
      <text:p text:style-name="P501"><text:s text:c="8"/>for (int i = y; i &lt; y + size; ++i) {</text:p>
      <text:p text:style-name="P502"><text:s text:c="12"/>for (int j = x; j &lt; x + size; ++j)</text:p>
      <text:p text:style-name="P503"><text:s text:c="16"/>_array[i][j] = size;</text:p>
      <text:p text:style-name="P504"><text:s text:c="8"/>}</text:p>
      <text:p text:style-name="P505"><text:s text:c="4"/>}</text:p>
      <text:p text:style-name="P506"/>
      <text:p text:style-name="P507"><text:s text:c="4"/>void removeSquare(int x, int y, int size) {</text:p>
      <text:p text:style-name="P508"/>
      <text:p text:style-name="Textbody"><text:span text:style-name="T509"><text:s text:c="8"/></text:span><text:span text:style-name="T510">// Метод удаления квадрата из карты</text:span></text:p>
      <text:p text:style-name="Textbody"><text:span text:style-name="T511"><text:s text:c="8"/>// по координатам<text:s/></text:span><text:span text:style-name="T512">x</text:span><text:span text:style-name="T513"><text:s/>и<text:s/></text:span><text:span text:style-name="T514">y</text:span><text:span text:style-name="T515"><text:s/>размера<text:s/></text:span><text:span text:style-name="T516">size</text:span></text:p>
      <text:p text:style-name="P517"/>
      <text:p text:style-name="Textbody"><text:span text:style-name="T518"><text:s text:c="8"/></text:span><text:span text:style-name="T519">_countSquares -= 1;</text:span></text:p>
      <text:p text:style-name="P520"><text:s text:c="8"/>for (int i = y; i &lt; y + size; ++i) {</text:p>
      <text:p text:style-name="P521"><text:s text:c="12"/>for (int j = x; j &lt; x + size; ++j)</text:p>
      <text:p text:style-name="P522"><text:s text:c="16"/>_array[i][j] = 0;</text:p>
      <text:p text:style-name="P523"><text:s text:c="8"/>}</text:p>
      <text:p text:style-name="P524"><text:s text:c="4"/>}</text:p>
      <text:p text:style-name="P525"/>
      <text:p text:style-name="P526"><text:s text:c="4"/>bool canSetSquare(int x, int y, int size) {</text:p>
      <text:p text:style-name="P527"/>
      <text:p text:style-name="Textbody"><text:span text:style-name="T528"><text:s text:c="8"/></text:span><text:span text:style-name="T529">// Метод проверки, можно ли вставить квадрат размера<text:s/></text:span><text:span text:style-name="T530">size</text:span><text:span text:style-name="T531"><text:s/>в карту</text:span></text:p>
      <text:p text:style-name="Textbody"><text:span text:style-name="T532"><text:s text:c="8"/></text:span><text:span text:style-name="T533">// по координатам x и y</text:span></text:p>
      <text:p text:style-name="P534"/>
      <text:p text:style-name="P535"><text:s text:c="8"/>if (x + size &gt; _size || y + size &gt; _size)</text:p>
      <text:p text:style-name="P536"><text:s text:c="12"/>return false;</text:p>
      <text:p text:style-name="P537"/>
      <text:p text:style-name="P538"><text:s text:c="8"/>for (int i = y; i &lt; y + size; ++i) {</text:p>
      <text:p text:style-name="P539"><text:s text:c="12"/>for (int j = x; j &lt; x + size; ++j)</text:p>
      <text:p text:style-name="P540"><text:s text:c="16"/>if (_array[i][j]) return false;</text:p>
      <text:p text:style-name="P541"><text:s text:c="8"/>}</text:p>
      <text:p text:style-name="P542"/>
      <text:p text:style-name="P543"><text:s text:c="8"/>return true;</text:p>
      <text:p text:style-name="P544"><text:s text:c="4"/>}</text:p>
      <text:p text:style-name="P545"/>
      <text:p text:style-name="P546"><text:s text:c="4"/>bool isThereEmpty(int&amp; x, int&amp; y) {</text:p>
      <text:p text:style-name="P547"/>
      <text:p text:style-name="Textbody"><text:span text:style-name="T548"><text:s text:c="8"/></text:span><text:span text:style-name="T549">// Метод проверки, есть ли пустое пространство в квадрате</text:span></text:p>
      <text:p text:style-name="P550"><text:s text:c="8"/>// Поскольку 75 % площади квадрата уже заняты изначально</text:p>
      <text:p text:style-name="P551"><text:s text:c="8"/>// то есть смысл искать пустое пространство только в 25% площади всего квадрата</text:p>
      <text:p text:style-name="P552"/>
      <text:p text:style-name="Textbody"><text:span text:style-name="T553"><text:s text:c="8"/></text:span><text:span text:style-name="T554">while (_array[y][x]) {</text:span></text:p>
      <text:p text:style-name="P555"><text:s text:c="12"/>if (x == _size - 1) {</text:p>
      <text:p text:style-name="P556"><text:s text:c="16"/>if (y == _size - 1) return false;</text:p>
      <text:p text:style-name="P557"><text:s text:c="16"/>x = _size / 2;</text:p>
      <text:p text:style-name="P558"><text:s text:c="16"/>y++;</text:p>
      <text:p text:style-name="P559"><text:s text:c="16"/>continue;</text:p>
      <text:p text:style-name="P560"><text:s text:c="12"/>}</text:p>
      <text:p text:style-name="P561"><text:s text:c="12"/>x++;</text:p>
      <text:p text:style-name="P562"><text:s text:c="8"/>}</text:p>
      <text:p text:style-name="P563"><text:s text:c="8"/>return true;</text:p>
      <text:p text:style-name="P564"><text:s text:c="4"/>}</text:p>
      <text:p text:style-name="P565"/>
      <text:p text:style-name="P566"><text:s text:c="4"/>explicit operator std::string() {</text:p>
      <text:p text:style-name="P567"/>
      <text:p text:style-name="Textbody"><text:span text:style-name="T568"><text:s text:c="8"/></text:span><text:span text:style-name="T569">// Метод преобразования карты в тип<text:s/></text:span><text:span text:style-name="T570">std</text:span><text:span text:style-name="T571">::</text:span><text:span text:style-name="T572">string</text:span></text:p>
      <text:p text:style-name="P573"/>
      <text:p text:style-name="Textbody"><text:span text:style-name="T574"><text:s text:c="8"/></text:span><text:span text:style-name="T575">auto text = std::string();</text:span></text:p>
      <text:p text:style-name="P576"><text:s text:c="8"/>text.append(std::to_string(_countSquares) + "\n");</text:p>
      <text:p text:style-name="P577"><text:s text:c="8"/>for (int y = 0; y &lt; _size; ++y) {</text:p>
      <text:p text:style-name="P578"><text:s text:c="12"/>for (int x = 0; x &lt; _size; ++x) {</text:p>
      <text:p text:style-name="P579"><text:s text:c="16"/>if (_array[y][x]) {</text:p>
      <text:p text:style-name="P580"><text:s text:c="20"/>auto size = std::to_string(_array[y][x] * _compression);</text:p>
      <text:p text:style-name="P581"><text:s text:c="20"/>auto transformedX = std::to_string(x * _compression + 1);</text:p>
      <text:p text:style-name="P582"><text:s text:c="20"/>auto transformedY = std::to_string(y * _compression + 1);</text:p>
      <text:p text:style-name="P583"><text:s text:c="20"/>auto row = std::string();</text:p>
      <text:soft-page-break/>
      <text:p text:style-name="P584"><text:s text:c="20"/>row.append(transformedX + " ");</text:p>
      <text:p text:style-name="P585"><text:s text:c="20"/>row.append(transformedY + " ");</text:p>
      <text:p text:style-name="P586"><text:s text:c="20"/>row.append(size + "\n");</text:p>
      <text:p text:style-name="P587"><text:s text:c="20"/>text.append(row);</text:p>
      <text:p text:style-name="P588"><text:s text:c="20"/>removeSquare(x, y, _array[y][x]);</text:p>
      <text:p text:style-name="P589"><text:s text:c="16"/>}</text:p>
      <text:p text:style-name="P590"><text:s text:c="12"/>}</text:p>
      <text:p text:style-name="P591"><text:s text:c="8"/>}</text:p>
      <text:p text:style-name="P592"><text:s text:c="8"/>return text;</text:p>
      <text:p text:style-name="P593"><text:s text:c="4"/>}</text:p>
      <text:p text:style-name="P594">};</text:p>
      <text:p text:style-name="P595"/>
      <text:p text:style-name="P596"/>
      <text:p text:style-name="P597">class SquareSolver {</text:p>
      <text:p text:style-name="P598"><text:s text:c="4"/>int _size;</text:p>
      <text:p text:style-name="P599"><text:s text:c="4"/>int _compression;</text:p>
      <text:p text:style-name="P600"><text:s text:c="4"/>SquareMap* _currentMap;</text:p>
      <text:p text:style-name="P601"><text:s text:c="4"/>SquareMap* _optimalMap;</text:p>
      <text:p text:style-name="P602"/>
      <text:p text:style-name="P603"><text:s text:c="4"/>static std::pair&lt;int, int&gt; _doCompression(int size) {</text:p>
      <text:p text:style-name="P604"/>
      <text:p text:style-name="Textbody"><text:span text:style-name="T605"><text:s text:c="8"/></text:span><text:span text:style-name="T606">// Метод поиска наименьшего общего делителя в размере квадрата</text:span></text:p>
      <text:p text:style-name="P607"><text:s text:c="8"/>// Это одна из оптимизаций</text:p>
      <text:p text:style-name="P608"/>
      <text:p text:style-name="Textbody"><text:span text:style-name="T609"><text:s text:c="8"/></text:span><text:span text:style-name="T610">int</text:span><text:span text:style-name="T611"><text:s/></text:span><text:span text:style-name="T612">compression</text:span><text:span text:style-name="T613"><text:s/>= 1;</text:span></text:p>
      <text:p text:style-name="Textbody"><text:span text:style-name="T614"><text:s text:c="8"/></text:span><text:span text:style-name="T615">int compressedSize = size;</text:span></text:p>
      <text:p text:style-name="P616"/>
      <text:p text:style-name="P617"><text:s text:c="8"/>for (int delimiter = size / 2; delimiter &gt; 1; --delimiter) {</text:p>
      <text:p text:style-name="P618"><text:s text:c="12"/>if (!(size % delimiter)) {</text:p>
      <text:p text:style-name="P619"><text:s text:c="16"/>compression = delimiter;</text:p>
      <text:p text:style-name="P620"><text:s text:c="16"/>compressedSize = size / delimiter;</text:p>
      <text:p text:style-name="P621"><text:s text:c="16"/>break;</text:p>
      <text:p text:style-name="P622"><text:s text:c="12"/>}</text:p>
      <text:p text:style-name="P623"><text:s text:c="8"/>}</text:p>
      <text:p text:style-name="P624"/>
      <text:p text:style-name="P625"><text:s text:c="8"/>std::cout &lt;&lt; "Было выполненино сжатие размера квадрата" &lt;&lt; std::endl;</text:p>
      <text:soft-page-break/>
      <text:p text:style-name="P626"><text:s text:c="8"/>std::cout &lt;&lt; "Текущий размер квадрата - " &lt;&lt; std::to_string(compressedSize) &lt;&lt; std::endl;</text:p>
      <text:p text:style-name="P627"><text:s text:c="8"/>std::cout &lt;&lt; "Коэффициент сжатия - " &lt;&lt; std::to_string(compression) &lt;&lt; std::endl;</text:p>
      <text:p text:style-name="P628"/>
      <text:p text:style-name="P629"><text:s text:c="8"/>return {compressedSize, compression};</text:p>
      <text:p text:style-name="P630"><text:s text:c="4"/>}</text:p>
      <text:p text:style-name="P631"/>
      <text:p text:style-name="P632"><text:s text:c="4"/>void _initOptimalMap() {</text:p>
      <text:p text:style-name="P633"/>
      <text:p text:style-name="Textbody"><text:span text:style-name="T634"><text:s text:c="8"/></text:span><text:span text:style-name="T635">// Метод инициализации первоначальной оптимальной карты</text:span></text:p>
      <text:p text:style-name="Textbody"><text:span text:style-name="T636"><text:s text:c="8"/>// Ставим квадрат<text:s/></text:span><text:span text:style-name="T637">N</text:span><text:span text:style-name="T638">-1 размера и окружаем его квадратами единичного размера</text:span></text:p>
      <text:p text:style-name="P639"/>
      <text:p text:style-name="Textbody"><text:span text:style-name="T640"><text:s text:c="8"/></text:span><text:span text:style-name="T641">std</text:span><text:span text:style-name="T642">::</text:span><text:span text:style-name="T643">cout</text:span><text:span text:style-name="T644"><text:s/>&lt;&lt; "Инициализация оптимальной карты" &lt;&lt;<text:s/></text:span><text:span text:style-name="T645">std</text:span><text:span text:style-name="T646">::</text:span><text:span text:style-name="T647">endl</text:span><text:span text:style-name="T648">;</text:span></text:p>
      <text:p text:style-name="P649"/>
      <text:p text:style-name="Textbody"><text:span text:style-name="T650"><text:s text:c="8"/></text:span><text:span text:style-name="T651">_optimalMap-&gt;insertSquare(0, 0, _size - 1);</text:span></text:p>
      <text:p text:style-name="P652"><text:s text:c="8"/>for (int y = 0; y &lt; _size; ++y)</text:p>
      <text:p text:style-name="P653"><text:s text:c="12"/>_optimalMap-&gt;insertSquare(_size - 1, y, 1);</text:p>
      <text:p text:style-name="P654"><text:s text:c="8"/>for (int x = 0; x &lt; _size - 1; ++x)</text:p>
      <text:p text:style-name="P655"><text:s text:c="12"/>_optimalMap-&gt;insertSquare(x, _size - 1, 1);</text:p>
      <text:p text:style-name="P656"/>
      <text:p text:style-name="P657"><text:s text:c="8"/>std::cout &lt;&lt; "Начальная оптимальная карта имеет " &lt;&lt; _optimalMap-&gt;countSquares() &lt;&lt; " квадратов\n";</text:p>
      <text:p text:style-name="P658"/>
      <text:p text:style-name="Textbody"><text:span text:style-name="T659"><text:s text:c="4"/></text:span><text:span text:style-name="T660">}</text:span></text:p>
      <text:p text:style-name="P661"/>
      <text:p text:style-name="Textbody"><text:span text:style-name="T662"><text:s text:c="4"/></text:span><text:span text:style-name="T663">void</text:span><text:span text:style-name="T664"><text:s/>_</text:span><text:span text:style-name="T665">initCurrentMap</text:span><text:span text:style-name="T666">() {</text:span></text:p>
      <text:p text:style-name="P667"/>
      <text:p text:style-name="P668"><text:s text:c="8"/>// Метод инициализации карты перебора</text:p>
      <text:p text:style-name="P669"><text:s text:c="8"/>// Используется оптимизация, что 75% площади квадрата можно сразу покрыть 3-мя квадратами</text:p>
      <text:p text:style-name="P670"/>
      <text:p text:style-name="Textbody"><text:span text:style-name="T671"><text:s text:c="8"/></text:span><text:span text:style-name="T672">std</text:span><text:span text:style-name="T673">::</text:span><text:span text:style-name="T674">cout</text:span><text:span text:style-name="T675"><text:s/>&lt;&lt; "Инициализация карты для перебора" &lt;&lt;<text:s/></text:span><text:span text:style-name="T676">std</text:span><text:span text:style-name="T677">::</text:span><text:span text:style-name="T678">endl</text:span><text:span text:style-name="T679">;</text:span></text:p>
      <text:p text:style-name="P680"/>
      <text:p text:style-name="Textbody"><text:span text:style-name="T681"><text:s text:c="8"/></text:span><text:span text:style-name="T682">_currentMap-&gt;insertSquare(0, 0, _size / 2 + 1);</text:span></text:p>
      <text:p text:style-name="P683"><text:s text:c="8"/>_currentMap-&gt;insertSquare(_size / 2 + 1, 0, _size / 2);</text:p>
      <text:p text:style-name="P684"><text:s text:c="8"/>_currentMap-&gt;insertSquare(0, _size / 2 + 1, _size / 2);</text:p>
      <text:p text:style-name="P685"/>
      <text:soft-page-break/>
      <text:p text:style-name="P686"><text:s text:c="8"/>std::cout &lt;&lt; "Карта для перебора заполнена на 75%" &lt;&lt; std::endl;</text:p>
      <text:p text:style-name="P687"/>
      <text:p text:style-name="P688"><text:s text:c="4"/>}</text:p>
      <text:p text:style-name="P689"/>
      <text:p text:style-name="Textbody"><text:span text:style-name="T690"><text:s text:c="4"/>void</text:span><text:span text:style-name="T691"><text:s/>_</text:span><text:span text:style-name="T692">solveEvenSquare</text:span><text:span text:style-name="T693">() {</text:span></text:p>
      <text:p text:style-name="P694"/>
      <text:p text:style-name="P695"><text:s text:c="8"/>// Квадрат с четной стороной имеет заранее определенное значение</text:p>
      <text:p text:style-name="P696"><text:s text:c="8"/>// Его сразу можно покрыть 4-мя квадратами</text:p>
      <text:p text:style-name="P697"/>
      <text:p text:style-name="Textbody"><text:span text:style-name="T698"><text:s text:c="8"/></text:span><text:span text:style-name="T699">std</text:span><text:span text:style-name="T700">::</text:span><text:span text:style-name="T701">cout</text:span><text:span text:style-name="T702"><text:s/>&lt;&lt; "Квадрат имеет четную сторону, поэтому его оптимальное решение - 4 квадрата" &lt;&lt;<text:s/></text:span><text:span text:style-name="T703">std</text:span><text:span text:style-name="T704">::</text:span><text:span text:style-name="T705">endl</text:span><text:span text:style-name="T706">;</text:span></text:p>
      <text:p text:style-name="P707"/>
      <text:p text:style-name="Textbody"><text:span text:style-name="T708"><text:s text:c="8"/></text:span><text:span text:style-name="T709">_optimalMap-&gt;insertSquare(0, 0, 1);</text:span></text:p>
      <text:p text:style-name="P710"><text:s text:c="8"/>_optimalMap-&gt;insertSquare(0, 1, 1);</text:p>
      <text:p text:style-name="P711"><text:s text:c="8"/>_optimalMap-&gt;insertSquare(1, 0, 1);</text:p>
      <text:p text:style-name="P712"><text:s text:c="8"/>_optimalMap-&gt;insertSquare(1, 1, 1);</text:p>
      <text:p text:style-name="P713"><text:s text:c="4"/>}</text:p>
      <text:p text:style-name="P714"/>
      <text:p text:style-name="P715"><text:s text:c="4"/>void _solve(int x, int y) {</text:p>
      <text:p text:style-name="P716"/>
      <text:p text:style-name="Textbody"><text:span text:style-name="T717"><text:s text:c="8"/></text:span><text:span text:style-name="T718">// Рекурсивная функция перебора квадратов в карте перебора</text:span></text:p>
      <text:p text:style-name="P719"/>
      <text:p text:style-name="P720"><text:s text:c="8"/>// Если кол-во квадратов в оптимальной карте уже меньше, чем в карте перебора</text:p>
      <text:p text:style-name="P721"><text:s text:c="8"/>// То дальше перебор квадратов не имеет смысла и можно откинуть эту ветку</text:p>
      <text:p text:style-name="P722"/>
      <text:p text:style-name="Textbody"><text:span text:style-name="T723"><text:s text:c="8"/></text:span><text:span text:style-name="T724">if (_optimalMap-&gt;countSquares() &lt;= _currentMap-&gt;countSquares()) {</text:span></text:p>
      <text:p text:style-name="P725"><text:s text:c="12"/>MessagePrinter::optimalLessCurrent(x, y, _optimalMap-&gt;countSquares(), _currentMap-&gt;countSquares());</text:p>
      <text:p text:style-name="P726"><text:s text:c="12"/>return;</text:p>
      <text:p text:style-name="P727"><text:s text:c="8"/>}</text:p>
      <text:p text:style-name="P728"/>
      <text:p text:style-name="P729"><text:s text:c="8"/>MessagePrinter::enterInRecursion(x, y);</text:p>
      <text:p text:style-name="P730"/>
      <text:soft-page-break/>
      <text:p text:style-name="Textbody"><text:span text:style-name="T731"><text:s text:c="8"/></text:span><text:span text:style-name="T732">// Перебор размера квадрата, который будет поставлен по координатам<text:s/></text:span><text:span text:style-name="T733">X</text:span><text:span text:style-name="T734"><text:s/>и<text:s/></text:span><text:span text:style-name="T735">Y</text:span><text:span text:style-name="T736"><text:s/>от большего к меньшему</text:span></text:p>
      <text:p text:style-name="P737"/>
      <text:p text:style-name="Textbody"><text:span text:style-name="T738"><text:s text:c="8"/></text:span><text:span text:style-name="T739">for (int size = _size / 2; size &gt; 0; --size) {</text:span></text:p>
      <text:p text:style-name="P740"><text:s text:c="12"/>if (_currentMap-&gt;canSetSquare(x, y, size)) {</text:p>
      <text:p text:style-name="P741"><text:s text:c="16"/>_currentMap-&gt;insertSquare(x, y, size);</text:p>
      <text:p text:style-name="P742"/>
      <text:p text:style-name="P743"><text:s text:c="16"/>MessagePrinter::tryToSetSquare(x, y, size, true);</text:p>
      <text:p text:style-name="P744"/>
      <text:p text:style-name="P745"><text:s text:c="16"/>int copyX = x;</text:p>
      <text:p text:style-name="P746"><text:s text:c="16"/>int copyY = y;</text:p>
      <text:p text:style-name="P747"/>
      <text:p text:style-name="Textbody"><text:span text:style-name="T748"><text:s text:c="16"/></text:span><text:span text:style-name="T749">// На данной позиции уже поставлен квадрат</text:span></text:p>
      <text:p text:style-name="P750"><text:s text:c="16"/>// Теперь необходимо проверить, осталось ли пустое пространство в карте перебора</text:p>
      <text:p text:style-name="Textbody"><text:span text:style-name="T751"><text:s text:c="16"/>// Если пространство осталось, то в переменные<text:s/></text:span><text:span text:style-name="T752">copyX</text:span><text:span text:style-name="T753"><text:s/>и<text:s/></text:span><text:span text:style-name="T754">copyY</text:span><text:span text:style-name="T755"><text:s/>будет записана первая</text:span></text:p>
      <text:p text:style-name="P756"><text:s text:c="16"/>// найденная клетка, где ничего не стоит</text:p>
      <text:p text:style-name="P757"><text:s text:c="16"/>// Из этой клетки вновь запускается рекурсивная функция перебора</text:p>
      <text:p text:style-name="P758"/>
      <text:p text:style-name="P759"><text:s text:c="16"/>// Если пустого пространства нет, то карта заполнена и необходимо</text:p>
      <text:p text:style-name="P760"><text:s text:c="16"/>// сравнить кол-во квадратов в карте перебора и в оптимальной карте</text:p>
      <text:p text:style-name="P761"><text:s text:c="16"/>// Если в карте перебора оказывается меньше квадратов, то она становится оптимальной</text:p>
      <text:p text:style-name="P762"/>
      <text:p text:style-name="P763"><text:s text:c="16"/>// Затем поставленный квадрат удаляется из карты перебора для дальнейшего перебора</text:p>
      <text:p text:style-name="P764"><text:s text:c="16"/>// размера квадрата, который можно поставить</text:p>
      <text:p text:style-name="P765"/>
      <text:p text:style-name="Textbody"><text:span text:style-name="T766"><text:s text:c="16"/></text:span><text:span text:style-name="T767">bool</text:span><text:span text:style-name="T768"><text:s/></text:span><text:span text:style-name="T769">isThereEmpty</text:span><text:span text:style-name="T770"><text:s/>= _</text:span><text:span text:style-name="T771">currentMap</text:span><text:span text:style-name="T772">-&gt;</text:span><text:span text:style-name="T773">isThereEmpty</text:span><text:span text:style-name="T774">(</text:span><text:span text:style-name="T775">copyX</text:span><text:span text:style-name="T776">,<text:s/></text:span><text:span text:style-name="T777">copyY</text:span><text:span text:style-name="T778">);</text:span></text:p>
      <text:p text:style-name="Textbody"><text:span text:style-name="T779"><text:s text:c="16"/></text:span><text:span text:style-name="T780">if (!isThereEmpty) {</text:span></text:p>
      <text:p text:style-name="P781"/>
      <text:p text:style-name="P782"><text:s text:c="20"/>MessagePrinter::isThereEmpty(x, y, false);</text:p>
      <text:p text:style-name="P783"/>
      <text:soft-page-break/>
      <text:p text:style-name="P784"><text:s text:c="20"/>if (_currentMap-&gt;countSquares() &lt; _optimalMap-&gt;countSquares()) {</text:p>
      <text:p text:style-name="P785"><text:s text:c="24"/>MessagePrinter::currentLessOptimal(x, y, true, _currentMap-&gt;countSquares(), _optimalMap-&gt;countSquares());</text:p>
      <text:p text:style-name="P786"><text:s text:c="24"/>*_optimalMap = *_currentMap;</text:p>
      <text:p text:style-name="P787"><text:s text:c="20"/>} else MessagePrinter::currentLessOptimal(x, y, false, _currentMap-&gt;countSquares(), _optimalMap-&gt;countSquares());</text:p>
      <text:p text:style-name="P788"><text:s text:c="16"/>} else {</text:p>
      <text:p text:style-name="P789"/>
      <text:p text:style-name="P790"><text:s text:c="20"/>MessagePrinter::isThereEmpty(x, y, true, copyX, copyY);</text:p>
      <text:p text:style-name="P791"/>
      <text:p text:style-name="P792"><text:s text:c="20"/>RECURSION_LEVEL ++ ;</text:p>
      <text:p text:style-name="P793"><text:s text:c="20"/>_solve(copyX, copyY);</text:p>
      <text:p text:style-name="P794"><text:s text:c="20"/>RECURSION_LEVEL -- ;</text:p>
      <text:p text:style-name="P795"><text:s text:c="16"/>}</text:p>
      <text:p text:style-name="P796"/>
      <text:p text:style-name="P797"><text:s text:c="16"/>_currentMap-&gt;removeSquare(x, y, size);</text:p>
      <text:p text:style-name="P798"><text:s text:c="16"/>MessagePrinter::removeSquare(x, y, size);</text:p>
      <text:p text:style-name="P799"><text:s text:c="12"/>} else MessagePrinter::tryToSetSquare(x, y, size, false);</text:p>
      <text:p text:style-name="P800"><text:s text:c="8"/>}</text:p>
      <text:p text:style-name="P801"><text:s text:c="4"/>}</text:p>
      <text:p text:style-name="P802"/>
      <text:p text:style-name="P803">public:</text:p>
      <text:p text:style-name="P804"><text:s text:c="4"/>explicit SquareSolver(int size) {</text:p>
      <text:p text:style-name="P805"><text:s text:c="8"/>auto resultOfCompression = _doCompression(size);</text:p>
      <text:p text:style-name="P806"><text:s text:c="8"/>_size = resultOfCompression.first;</text:p>
      <text:p text:style-name="P807"><text:s text:c="8"/>_compression = resultOfCompression.second;</text:p>
      <text:p text:style-name="P808"><text:s text:c="8"/>_currentMap = new SquareMap(_size, _compression);</text:p>
      <text:p text:style-name="P809"><text:s text:c="8"/>_optimalMap = new SquareMap(_size, _compression);</text:p>
      <text:p text:style-name="P810"><text:s text:c="4"/>}</text:p>
      <text:p text:style-name="P811"/>
      <text:p text:style-name="P812"><text:s text:c="4"/>SquareMap* solve() {</text:p>
      <text:p text:style-name="P813"><text:s text:c="8"/>if (!(_size % 2)) _solveEvenSquare();</text:p>
      <text:p text:style-name="P814"><text:s text:c="8"/>else {</text:p>
      <text:p text:style-name="P815"><text:s text:c="12"/>_initOptimalMap();</text:p>
      <text:p text:style-name="P816"><text:s text:c="12"/>_initCurrentMap();</text:p>
      <text:p text:style-name="P817"><text:s text:c="12"/>_solve(_size / 2 + 1, _size / 2);</text:p>
      <text:soft-page-break/>
      <text:p text:style-name="P818"><text:s text:c="8"/>}</text:p>
      <text:p text:style-name="P819"><text:s text:c="8"/>return _optimalMap;</text:p>
      <text:p text:style-name="P820"><text:s text:c="4"/>}</text:p>
      <text:p text:style-name="P821">};</text:p>
      <text:p text:style-name="P822"/>
      <text:p text:style-name="P823"/>
      <text:p text:style-name="P824">int main() {</text:p>
      <text:p text:style-name="P825"><text:s text:c="4"/>int size;</text:p>
      <text:p text:style-name="P826"><text:s text:c="4"/>std::cin &gt;&gt; size;</text:p>
      <text:p text:style-name="P827"><text:s text:c="4"/>std::cout &lt;&lt; (std::string) *SquareSolver(size).solve() &lt;&lt; std::endl;</text:p>
      <text:p text:style-name="P828"><text:s text:c="4"/>return 0;</text:p>
      <text:p text:style-name="P829"><text:span text:style-name="T83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system" style:font-pitch="variable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7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1-03-10T16:13:00Z</meta:creation-date>
    <dc:date>2021-03-10T16:13:00Z</dc:date>
    <meta:template xlink:href="Normal.dotm" xlink:type="simple"/>
    <meta:editing-cycles>2</meta:editing-cycles>
    <meta:editing-duration>PT0S</meta:editing-duration>
    <meta:document-statistic meta:page-count="19" meta:paragraph-count="39" meta:word-count="2946" meta:character-count="19700" meta:row-count="139" meta:non-whitespace-character-count="16793"/>
  </office:meta>
</office:document-meta>
</file>